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text-properties officeooo:rsid="00200825"/>
    </style:style>
    <style:style style:name="P5" style:family="paragraph" style:parent-style-name="Standard">
      <style:text-properties officeooo:rsid="002cf5cd"/>
    </style:style>
    <style:style style:name="P6" style:family="paragraph" style:parent-style-name="Standard">
      <style:text-properties officeooo:rsid="002cf5cd" officeooo:paragraph-rsid="002f420c"/>
    </style:style>
    <style:style style:name="P7" style:family="paragraph" style:parent-style-name="Standard">
      <style:text-properties officeooo:rsid="002d66cd"/>
    </style:style>
    <style:style style:name="P8" style:family="paragraph" style:parent-style-name="Standard">
      <style:text-properties officeooo:rsid="002fb424"/>
    </style:style>
    <style:style style:name="P9" style:family="paragraph" style:parent-style-name="Standard">
      <style:text-properties officeooo:rsid="002fb424" officeooo:paragraph-rsid="002fb424"/>
    </style:style>
    <style:style style:name="P10" style:family="paragraph" style:parent-style-name="Standard">
      <style:text-properties officeooo:rsid="002ff21a"/>
    </style:style>
    <style:style style:name="P11" style:family="paragraph" style:parent-style-name="Standard">
      <style:text-properties officeooo:rsid="0030f15a"/>
    </style:style>
    <style:style style:name="P12" style:family="paragraph" style:parent-style-name="Standard">
      <style:text-properties officeooo:rsid="003146eb"/>
    </style:style>
    <style:style style:name="P13" style:family="paragraph" style:parent-style-name="Standard">
      <style:text-properties officeooo:rsid="00341c92"/>
    </style:style>
    <style:style style:name="P14" style:family="paragraph" style:parent-style-name="Standard">
      <style:text-properties officeooo:rsid="002b8ca4"/>
    </style:style>
    <style:style style:name="P15" style:family="paragraph" style:parent-style-name="Standard">
      <style:text-properties officeooo:rsid="00422841"/>
    </style:style>
    <style:style style:name="P16" style:family="paragraph" style:parent-style-name="Standard">
      <style:text-properties officeooo:rsid="00492878"/>
    </style:style>
    <style:style style:name="P17" style:family="paragraph" style:parent-style-name="Standard" style:master-page-name="">
      <style:paragraph-properties fo:orphans="0" fo:widows="0" style:page-number="auto"/>
    </style:style>
    <style:style style:name="P18" style:family="paragraph" style:parent-style-name="Text_20_body">
      <style:text-properties officeooo:rsid="00183d7a" officeooo:paragraph-rsid="00183d7a"/>
    </style:style>
    <style:style style:name="P19" style:family="paragraph" style:parent-style-name="Text_20_body">
      <style:text-properties officeooo:rsid="001914a1" officeooo:paragraph-rsid="001914a1"/>
    </style:style>
    <style:style style:name="P20" style:family="paragraph" style:parent-style-name="Text_20_body">
      <style:text-properties officeooo:rsid="001914a1" officeooo:paragraph-rsid="001cbb90"/>
    </style:style>
    <style:style style:name="P21" style:family="paragraph" style:parent-style-name="Text_20_body">
      <style:text-properties officeooo:rsid="001cbb90" officeooo:paragraph-rsid="001cbb90"/>
    </style:style>
    <style:style style:name="P22" style:family="paragraph" style:parent-style-name="Text_20_body">
      <style:text-properties officeooo:rsid="001f23bb" officeooo:paragraph-rsid="00200825"/>
    </style:style>
    <style:style style:name="P23" style:family="paragraph" style:parent-style-name="Text_20_body">
      <style:text-properties officeooo:rsid="001f23bb" officeooo:paragraph-rsid="00222f6c"/>
    </style:style>
    <style:style style:name="P24" style:family="paragraph" style:parent-style-name="Text_20_body">
      <style:text-properties officeooo:rsid="00200825" officeooo:paragraph-rsid="00200825"/>
    </style:style>
    <style:style style:name="P25" style:family="paragraph" style:parent-style-name="Text_20_body">
      <style:text-properties officeooo:rsid="00253122" officeooo:paragraph-rsid="002752ff"/>
    </style:style>
    <style:style style:name="P26" style:family="paragraph" style:parent-style-name="Text_20_body">
      <style:text-properties officeooo:rsid="00253122" officeooo:paragraph-rsid="00288dfd"/>
    </style:style>
    <style:style style:name="P27" style:family="paragraph" style:parent-style-name="Text_20_body">
      <style:text-properties officeooo:rsid="0026cb72" officeooo:paragraph-rsid="0026cb72"/>
    </style:style>
    <style:style style:name="P28" style:family="paragraph" style:parent-style-name="Text_20_body">
      <style:text-properties officeooo:rsid="00288dfd" officeooo:paragraph-rsid="00288dfd"/>
    </style:style>
    <style:style style:name="P29" style:family="paragraph" style:parent-style-name="Text_20_body">
      <style:text-properties officeooo:rsid="0029db9f" officeooo:paragraph-rsid="0029db9f"/>
    </style:style>
    <style:style style:name="P30" style:family="paragraph" style:parent-style-name="Text_20_body">
      <style:text-properties officeooo:paragraph-rsid="002b2b67"/>
    </style:style>
    <style:style style:name="P31" style:family="paragraph" style:parent-style-name="Text_20_body">
      <style:text-properties officeooo:paragraph-rsid="002f420c"/>
    </style:style>
    <style:style style:name="P32" style:family="paragraph" style:parent-style-name="Text_20_body">
      <style:text-properties officeooo:paragraph-rsid="003902c5"/>
    </style:style>
    <style:style style:name="P33" style:family="paragraph" style:parent-style-name="Text_20_body">
      <style:text-properties officeooo:rsid="002b8ca4"/>
    </style:style>
    <style:style style:name="P34" style:family="paragraph" style:parent-style-name="Text_20_body">
      <style:text-properties officeooo:rsid="003d9051" officeooo:paragraph-rsid="003d9051"/>
    </style:style>
    <style:style style:name="P35" style:family="paragraph" style:parent-style-name="Text_20_body">
      <style:text-properties officeooo:rsid="002b2b67" officeooo:paragraph-rsid="00422841"/>
    </style:style>
    <style:style style:name="P36" style:family="paragraph" style:parent-style-name="Text_20_body">
      <style:text-properties officeooo:rsid="002d66cd" officeooo:paragraph-rsid="004764d3"/>
    </style:style>
    <style:style style:name="P37" style:family="paragraph" style:parent-style-name="Text_20_body">
      <style:text-properties officeooo:paragraph-rsid="00492878"/>
    </style:style>
    <style:style style:name="P38" style:family="paragraph" style:parent-style-name="Text_20_body">
      <style:text-properties officeooo:rsid="00492878" officeooo:paragraph-rsid="00492878"/>
    </style:style>
    <style:style style:name="P39" style:family="paragraph" style:parent-style-name="Text_20_body">
      <style:text-properties officeooo:rsid="004a2dc6" officeooo:paragraph-rsid="004a2dc6"/>
    </style:style>
    <style:style style:name="P40" style:family="paragraph" style:parent-style-name="CodeBlock">
      <style:text-properties officeooo:rsid="0026cb72"/>
    </style:style>
    <style:style style:name="P41" style:family="paragraph" style:parent-style-name="CodeBlock">
      <style:text-properties officeooo:paragraph-rsid="002f420c"/>
    </style:style>
    <style:style style:name="P42" style:family="paragraph" style:parent-style-name="CodeBlock">
      <style:text-properties officeooo:paragraph-rsid="002fb424"/>
    </style:style>
    <style:style style:name="P43" style:family="paragraph" style:parent-style-name="CodeBlock">
      <style:text-properties officeooo:rsid="003d9051"/>
    </style:style>
    <style:style style:name="P44" style:family="paragraph" style:parent-style-name="CodeBlock">
      <style:text-properties officeooo:rsid="003d9051" officeooo:paragraph-rsid="003d9051"/>
    </style:style>
    <style:style style:name="P45" style:family="paragraph" style:parent-style-name="CodeBlock">
      <style:text-properties officeooo:rsid="003d9051" officeooo:paragraph-rsid="003f0bcb"/>
    </style:style>
    <style:style style:name="P46" style:family="paragraph" style:parent-style-name="CodeBlock">
      <style:text-properties officeooo:rsid="003d9051" officeooo:paragraph-rsid="004061db"/>
    </style:style>
    <style:style style:name="P47" style:family="paragraph" style:parent-style-name="CodeBlock">
      <style:text-properties officeooo:rsid="003d9051" officeooo:paragraph-rsid="00422841"/>
    </style:style>
    <style:style style:name="P48" style:family="paragraph" style:parent-style-name="CodeBlock">
      <style:text-properties officeooo:rsid="003d9051" officeooo:paragraph-rsid="0045f852"/>
    </style:style>
    <style:style style:name="P49" style:family="paragraph" style:parent-style-name="CodeBlock">
      <style:text-properties officeooo:rsid="003d9051" officeooo:paragraph-rsid="00467a8a"/>
    </style:style>
    <style:style style:name="P50" style:family="paragraph" style:parent-style-name="Heading_20_3">
      <style:text-properties officeooo:rsid="002fb424"/>
    </style:style>
    <style:style style:name="P51" style:family="paragraph" style:parent-style-name="Heading_20_3">
      <style:text-properties officeooo:rsid="003902c5"/>
    </style:style>
    <style:style style:name="P52" style:family="paragraph" style:parent-style-name="Heading_20_3">
      <style:text-properties officeooo:rsid="002b8ca4"/>
    </style:style>
    <style:style style:name="P53" style:family="paragraph" style:parent-style-name="Heading_20_3">
      <style:text-properties officeooo:rsid="004b2908"/>
    </style:style>
    <style:style style:name="P54" style:family="paragraph" style:parent-style-name="Heading_20_3">
      <style:text-properties officeooo:rsid="004d1157"/>
    </style:style>
    <style:style style:name="P55" style:family="paragraph" style:parent-style-name="Standard" style:list-style-name="L4">
      <style:text-properties officeooo:paragraph-rsid="004d1157"/>
    </style:style>
    <style:style style:name="P56" style:family="paragraph" style:parent-style-name="Standard">
      <style:text-properties officeooo:rsid="004d1157"/>
    </style:style>
    <style:style style:name="P57" style:family="paragraph" style:parent-style-name="Standard" style:list-style-name="L4">
      <style:text-properties officeooo:rsid="004d1157"/>
    </style:style>
    <style:style style:name="P58" style:family="paragraph" style:parent-style-name="Standard" style:list-style-name="L4">
      <style:text-properties officeooo:rsid="004d1157" officeooo:paragraph-rsid="004d1157"/>
    </style:style>
    <style:style style:name="P59" style:family="paragraph" style:parent-style-name="Standard" style:list-style-name="L5">
      <style:text-properties officeooo:rsid="004d1157" officeooo:paragraph-rsid="004d1157"/>
    </style:style>
    <style:style style:name="P60" style:family="paragraph" style:parent-style-name="Standard" style:list-style-name="L5">
      <style:text-properties officeooo:paragraph-rsid="004d4775"/>
    </style:style>
    <style:style style:name="P61" style:family="paragraph" style:parent-style-name="Standard" style:list-style-name="L6">
      <style:text-properties officeooo:paragraph-rsid="004d6263"/>
    </style:style>
    <style:style style:name="P62" style:family="paragraph" style:parent-style-name="Standard" style:list-style-name="L7">
      <style:text-properties officeooo:paragraph-rsid="004ea516"/>
    </style:style>
    <style:style style:name="P63" style:family="paragraph" style:parent-style-name="Standard" style:list-style-name="L7">
      <style:text-properties officeooo:paragraph-rsid="004eff48"/>
    </style:style>
    <style:style style:name="P64" style:family="paragraph" style:parent-style-name="Standard" style:list-style-name="L7">
      <style:text-properties officeooo:paragraph-rsid="0050f8f8"/>
    </style:style>
    <style:style style:name="P65" style:family="paragraph" style:parent-style-name="Standard" style:list-style-name="L8">
      <style:text-properties officeooo:paragraph-rsid="00532052"/>
    </style:style>
    <style:style style:name="P66" style:family="paragraph" style:parent-style-name="Standard" style:list-style-name="L8">
      <style:text-properties officeooo:paragraph-rsid="0053e243"/>
    </style:style>
    <style:style style:name="P67" style:family="paragraph" style:parent-style-name="Standard" style:list-style-name="L8">
      <style:text-properties officeooo:paragraph-rsid="0055cf09"/>
    </style:style>
    <style:style style:name="P68" style:family="paragraph" style:parent-style-name="Standard" style:list-style-name="L8">
      <style:text-properties officeooo:paragraph-rsid="0056568c"/>
    </style:style>
    <style:style style:name="P69" style:family="paragraph" style:parent-style-name="Standard" style:list-style-name="L9">
      <style:text-properties officeooo:paragraph-rsid="00593d75"/>
    </style:style>
    <style:style style:name="P70" style:family="paragraph" style:parent-style-name="Standard" style:list-style-name="L9">
      <style:text-properties officeooo:paragraph-rsid="0059570f"/>
    </style:style>
    <style:style style:name="P71" style:family="paragraph" style:parent-style-name="Standard" style:list-style-name="L9">
      <style:text-properties officeooo:paragraph-rsid="005a508c"/>
    </style:style>
    <style:style style:name="P72" style:family="paragraph" style:parent-style-name="Standard" style:list-style-name="L10">
      <style:text-properties officeooo:paragraph-rsid="005c105a"/>
    </style:style>
    <style:style style:name="P73" style:family="paragraph" style:parent-style-name="Standard">
      <style:text-properties officeooo:paragraph-rsid="005c6155"/>
    </style:style>
    <style:style style:name="P74" style:family="paragraph" style:parent-style-name="Standard" style:list-style-name="L11">
      <style:text-properties officeooo:paragraph-rsid="005c6155"/>
    </style:style>
    <style:style style:name="P75" style:family="paragraph" style:parent-style-name="Text_20_body" style:list-style-name="L1">
      <style:text-properties officeooo:rsid="0029db9f" officeooo:paragraph-rsid="0029db9f"/>
    </style:style>
    <style:style style:name="P76" style:family="paragraph" style:parent-style-name="Text_20_body" style:list-style-name="L2">
      <style:text-properties officeooo:paragraph-rsid="004a2dc6"/>
    </style:style>
    <style:style style:name="P77" style:family="paragraph" style:parent-style-name="Text_20_body" style:list-style-name="L3">
      <style:text-properties officeooo:rsid="004a2dc6" officeooo:paragraph-rsid="004a2dc6"/>
    </style:style>
    <style:style style:name="P78" style:family="paragraph" style:parent-style-name="Heading_20_2">
      <style:text-properties officeooo:rsid="001914a1"/>
    </style:style>
    <style:style style:name="P79" style:family="paragraph" style:parent-style-name="Heading_20_2">
      <style:text-properties officeooo:rsid="001cbb90"/>
    </style:style>
    <style:style style:name="P80" style:family="paragraph" style:parent-style-name="Heading_20_2">
      <style:text-properties officeooo:rsid="00253122"/>
    </style:style>
    <style:style style:name="P81" style:family="paragraph" style:parent-style-name="Heading_20_2">
      <style:text-properties officeooo:rsid="00288dfd"/>
    </style:style>
    <style:style style:name="P82" style:family="paragraph" style:parent-style-name="Heading_20_2">
      <style:text-properties officeooo:rsid="002d66cd"/>
    </style:style>
    <style:style style:name="P83" style:family="paragraph" style:parent-style-name="Heading_20_2">
      <style:text-properties officeooo:rsid="004a2dc6"/>
    </style:style>
    <style:style style:name="P84" style:family="paragraph" style:parent-style-name="Heading_20_2">
      <style:text-properties officeooo:rsid="004b2908"/>
    </style:style>
    <style:style style:name="P85" style:family="paragraph" style:parent-style-name="Heading_20_2">
      <style:paragraph-properties fo:break-before="page"/>
      <style:text-properties officeooo:rsid="00183d7a" officeooo:paragraph-rsid="00183d7a"/>
    </style:style>
    <style:style style:name="T1" style:family="text">
      <style:text-properties officeooo:rsid="00167515"/>
    </style:style>
    <style:style style:name="T2" style:family="text">
      <style:text-properties officeooo:rsid="001bb616"/>
    </style:style>
    <style:style style:name="T3" style:family="text">
      <style:text-properties officeooo:rsid="001c8846"/>
    </style:style>
    <style:style style:name="T4" style:family="text">
      <style:text-properties officeooo:rsid="001cbb90"/>
    </style:style>
    <style:style style:name="T5" style:family="text">
      <style:text-properties officeooo:rsid="001d2c21"/>
    </style:style>
    <style:style style:name="T6" style:family="text">
      <style:text-properties officeooo:rsid="001f23bb"/>
    </style:style>
    <style:style style:name="T7" style:family="text">
      <style:text-properties officeooo:rsid="00200825"/>
    </style:style>
    <style:style style:name="T8" style:family="text">
      <style:text-properties officeooo:rsid="0020bda0"/>
    </style:style>
    <style:style style:name="T9" style:family="text">
      <style:text-properties officeooo:rsid="00222f6c"/>
    </style:style>
    <style:style style:name="T10" style:family="text">
      <style:text-properties officeooo:rsid="0023533d"/>
    </style:style>
    <style:style style:name="T11" style:family="text">
      <style:text-properties officeooo:rsid="0026cb72"/>
    </style:style>
    <style:style style:name="T12" style:family="text">
      <style:text-properties officeooo:rsid="002752ff"/>
    </style:style>
    <style:style style:name="T13" style:family="text">
      <style:text-properties officeooo:rsid="00288dfd"/>
    </style:style>
    <style:style style:name="T14" style:family="text">
      <style:text-properties officeooo:rsid="0029db9f"/>
    </style:style>
    <style:style style:name="T15" style:family="text">
      <style:text-properties officeooo:rsid="002b2b67"/>
    </style:style>
    <style:style style:name="T16" style:family="text">
      <style:text-properties officeooo:rsid="002b8ca4"/>
    </style:style>
    <style:style style:name="T17" style:family="text">
      <style:text-properties officeooo:rsid="002cb9a8"/>
    </style:style>
    <style:style style:name="T18" style:family="text">
      <style:text-properties officeooo:rsid="002cf5cd"/>
    </style:style>
    <style:style style:name="T19" style:family="text">
      <style:text-properties officeooo:rsid="002d66cd"/>
    </style:style>
    <style:style style:name="T20" style:family="text">
      <style:text-properties officeooo:rsid="002f420c"/>
    </style:style>
    <style:style style:name="T21" style:family="text">
      <style:text-properties officeooo:rsid="002fb424"/>
    </style:style>
    <style:style style:name="T22" style:family="text">
      <style:text-properties officeooo:rsid="002ff21a"/>
    </style:style>
    <style:style style:name="T23" style:family="text">
      <style:text-properties officeooo:rsid="0030f15a"/>
    </style:style>
    <style:style style:name="T24" style:family="text">
      <style:text-properties fo:font-style="italic" officeooo:rsid="0030f15a" style:font-style-asian="italic" style:font-style-complex="italic"/>
    </style:style>
    <style:style style:name="T25" style:family="text">
      <style:text-properties officeooo:rsid="003146eb"/>
    </style:style>
    <style:style style:name="T26" style:family="text">
      <style:text-properties officeooo:rsid="0033cc69"/>
    </style:style>
    <style:style style:name="T27" style:family="text">
      <style:text-properties officeooo:rsid="00341c92"/>
    </style:style>
    <style:style style:name="T28" style:family="text">
      <style:text-properties officeooo:rsid="0035f7d3"/>
    </style:style>
    <style:style style:name="T29" style:family="text">
      <style:text-properties officeooo:rsid="00374e31"/>
    </style:style>
    <style:style style:name="T30" style:family="text">
      <style:text-properties officeooo:rsid="00383315"/>
    </style:style>
    <style:style style:name="T31" style:family="text">
      <style:text-properties officeooo:rsid="003902c5"/>
    </style:style>
    <style:style style:name="T32" style:family="text">
      <style:text-properties officeooo:rsid="003b92b6"/>
    </style:style>
    <style:style style:name="T33" style:family="text">
      <style:text-properties officeooo:rsid="003d9051"/>
    </style:style>
    <style:style style:name="T34" style:family="text">
      <style:text-properties officeooo:rsid="003f0bcb"/>
    </style:style>
    <style:style style:name="T35" style:family="text">
      <style:text-properties officeooo:rsid="00422841"/>
    </style:style>
    <style:style style:name="T36" style:family="text">
      <style:text-properties officeooo:rsid="00438a02"/>
    </style:style>
    <style:style style:name="T37" style:family="text">
      <style:text-properties officeooo:rsid="00441b1a"/>
    </style:style>
    <style:style style:name="T38" style:family="text">
      <style:text-properties officeooo:rsid="0044b591"/>
    </style:style>
    <style:style style:name="T39" style:family="text">
      <style:text-properties officeooo:rsid="0045616c"/>
    </style:style>
    <style:style style:name="T40" style:family="text">
      <style:text-properties officeooo:rsid="0045f852"/>
    </style:style>
    <style:style style:name="T41" style:family="text">
      <style:text-properties officeooo:rsid="00467a8a"/>
    </style:style>
    <style:style style:name="T42" style:family="text">
      <style:text-properties officeooo:rsid="004764d3"/>
    </style:style>
    <style:style style:name="T43" style:family="text">
      <style:text-properties officeooo:rsid="00492878"/>
    </style:style>
    <style:style style:name="T44" style:family="text">
      <style:text-properties officeooo:rsid="004a2dc6"/>
    </style:style>
    <style:style style:name="T45" style:family="text">
      <style:text-properties officeooo:rsid="004d1157"/>
    </style:style>
    <style:style style:name="T46" style:family="text">
      <style:text-properties officeooo:rsid="004d4775"/>
    </style:style>
    <style:style style:name="T47" style:family="text">
      <style:text-properties officeooo:rsid="004d6263"/>
    </style:style>
    <style:style style:name="T48" style:family="text">
      <style:text-properties officeooo:rsid="004da1b1"/>
    </style:style>
    <style:style style:name="T49" style:family="text">
      <style:text-properties officeooo:rsid="004ea516"/>
    </style:style>
    <style:style style:name="T50" style:family="text">
      <style:text-properties officeooo:rsid="004eff48"/>
    </style:style>
    <style:style style:name="T51" style:family="text">
      <style:text-properties officeooo:rsid="0050f8f8"/>
    </style:style>
    <style:style style:name="T52" style:family="text">
      <style:text-properties officeooo:rsid="0051b115"/>
    </style:style>
    <style:style style:name="T53" style:family="text">
      <style:text-properties officeooo:rsid="00532052"/>
    </style:style>
    <style:style style:name="T54" style:family="text">
      <style:text-properties officeooo:rsid="0053e243"/>
    </style:style>
    <style:style style:name="T55" style:family="text">
      <style:text-properties officeooo:rsid="0055cf09"/>
    </style:style>
    <style:style style:name="T56" style:family="text">
      <style:text-properties officeooo:rsid="0056568c"/>
    </style:style>
    <style:style style:name="T57" style:family="text">
      <style:text-properties officeooo:rsid="0057dcb6"/>
    </style:style>
    <style:style style:name="T58" style:family="text">
      <style:text-properties officeooo:rsid="00593d75"/>
    </style:style>
    <style:style style:name="T59" style:family="text">
      <style:text-properties officeooo:rsid="0059570f"/>
    </style:style>
    <style:style style:name="T60" style:family="text">
      <style:text-properties officeooo:rsid="005a508c"/>
    </style:style>
    <style:style style:name="T61" style:family="text">
      <style:text-properties officeooo:rsid="005c105a"/>
    </style:style>
    <style:style style:name="T62" style:family="text">
      <style:text-properties officeooo:rsid="005c615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text:span text:style-name="T1">4</text:span></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All material © 2011 DarkWyrm</text:p>
      <text:h text:style-name="P85" text:outline-level="2">The Kernel Kit</text:h>
      <text:p text:style-name="P18">Now that we have delved into our first significant project, we will be moving on to bigger, better, and more complicated topics. We will start by exploring the black arts of the Kernel Kit.</text:p>
      <text:p text:style-name="P18">"What's a kernel," you ask? It is the most fundamental part of any operating system. Its job is to provide the means to communicate with hardware devices and supply services such as task management and memory allocation. <text:s/>Unless you intend to write device drivers or perform other low-level tasks, you won't generally have a need to concern yourself with this critical part of the system.</text:p>
      <text:p text:style-name="P18">The Kernel Kit is so named because the kinds of tools it provides are about as close to the kernel as you can get without losing all sense of the ease-of-development into which the Haiku API lulls us. The kit can be broken down into five basic parts: addons, images, semaphores, ports, and miscellaneous functions. In this case, though, the images part of the Kernel Kit are not pictures. Instead, they are better thought of as executable-type objects, such as libraries and applications.</text:p>
      <text:p text:style-name="P18">Our first foray concerns semaphores and will introduce us to the wonderful world of multithreaded programming, but before you allow your eyes to glaze over and start thinking twice about sharpening your code hackery skills, rest assured that this will not be an exercise in pain.</text:p>
      <text:h text:style-name="P78" text:outline-level="2">Application Multitasking</text:h>
      <text:p text:style-name="P19">One of the reasons why Haiku is one of the fastest, most responsive operating systems around is because of the way its programs are written. Every graphical application is doing many things at once, even if the developer doesn't realize it. </text:p>
      <text:p text:style-name="P19"><text:span text:style-name="T2">Running programs, often called </text:span><text:span text:style-name="Definition"><text:span text:style-name="T2">processes</text:span></text:span><text:span text:style-name="T2">, in the system are organized into groups, called teams, regardless of whether or not they use the GUI. </text:span>Each <text:span text:style-name="T2">team </text:span>is identified by a unique number assigned to it <text:span text:style-name="T2">at launch. Within each team is at least one thread. Threads are individual streams of code execution. Some platforms, such as Linux, require a significant amount of overhead to spawn additional threads in a process. Haiku, on the other hand, does not, so using more than one thread to accomplish a task more efficiently is encouraged where appropriate.</text:span></text:p>
      <text:p text:style-name="P19">The main application object, BApplication, has one thread dedicated to processing messages on the client side plus a counterpart inside the app_server. Each window has one as well. This means that even if one window is not responding, the entire application isn't frozen along with it, unlike the major operating systems. <text:span text:style-name="T2">Developers coming to Haiku from other platforms where such multithreading is rare often complain about the difficulty of programming with multiple threads. In reality, it's not hard at all </text:span><text:span text:style-name="T3">– it just requires slightly different way of thinking.</text:span></text:p>
      <text:h text:style-name="P79" text:outline-level="2">Semaphores: Traffic Signals for Threads</text:h>
      <text:p text:style-name="P21">When using more than one thread in your programs, one notable problem becomes apparent: what do you do with threads when they want access to a shared resource? It's a lot like two kids fighting over the same toy. The solution? Take turns. Semaphores operate on the same principle.</text:p>
      <text:p text:style-name="P20"><text:soft-page-break/><text:span text:style-name="T4">Haiku semaphores can allow as many threads to hold them at the same time as desired. </text:span><text:span text:style-name="T6">They can be set up to allow two or more threads to hold the semaphore at once, this is rare.</text:span><text:span text:style-name="T4"> When two threads need access to a shared resource, you use a semaphore to ensure that they take turns and play nice. The first thread acquires the semaphore and then starts using the resource. </text:span><text:span text:style-name="T5">The second thread attempts to acquire the semaphore, but because the first one has it, the second thread must wait until the first releases the semaphore.</text:span></text:p>
      <text:p text:style-name="P24">Although there are other functions related to semaphores, if you're using them in a regular application, it is safe to focus on the following functions:</text:p>
      <text:p text:style-name="P4"/>
      <text:p text:style-name="CodeBlock">sem_id create_sem<text:span text:style-name="symbol0_5f_cpp">(</text:span>uint32 thread_count, <text:span text:style-name="keyword3_5f_cpp">const</text:span> <text:span text:style-name="keyword3_5f_cpp">char</text:span> <text:span text:style-name="symbol2_5f_cpp">*</text:span>name<text:span text:style-name="symbol0_5f_cpp">)</text:span><text:span text:style-name="symbol4_5f_cpp">;</text:span></text:p>
      <text:p text:style-name="CodeBlock">status_t delete_sem<text:span text:style-name="symbol0_5f_cpp">(</text:span>sem_id sem<text:span text:style-name="symbol0_5f_cpp">)</text:span><text:span text:style-name="symbol4_5f_cpp">;</text:span></text:p>
      <text:p text:style-name="CodeBlock"/>
      <text:p text:style-name="CodeBlock">status_t acquire_sem<text:span text:style-name="symbol0_5f_cpp">(</text:span>sem_id sem<text:span text:style-name="symbol0_5f_cpp">)</text:span><text:span text:style-name="symbol4_5f_cpp">;</text:span></text:p>
      <text:p text:style-name="CodeBlock">status_t acquire_sem_etc<text:span text:style-name="symbol0_5f_cpp">(</text:span>sem_id sem, uint32 count, uint32 flags,</text:p>
      <text:p text:style-name="CodeBlock"><text:tab/><text:tab/><text:tab/><text:tab/>bigtime_t timeout<text:span text:style-name="symbol0_5f_cpp">)</text:span><text:span text:style-name="symbol4_5f_cpp">;</text:span></text:p>
      <text:p text:style-name="CodeBlock">status_t release_sem<text:span text:style-name="symbol0_5f_cpp">(</text:span>sem_id sem<text:span text:style-name="symbol0_5f_cpp">)</text:span><text:span text:style-name="symbol4_5f_cpp">;</text:span></text:p>
      <text:p text:style-name="CodeBlock">status_t release_sem_etc<text:span text:style-name="symbol0_5f_cpp">(</text:span>sem_id sem, int32 count, uint32 flags<text:span text:style-name="symbol0_5f_cpp">)</text:span><text:span text:style-name="symbol4_5f_cpp">;</text:span></text:p>
      <text:p text:style-name="Standard"/>
      <text:p text:style-name="P22"><text:span text:style-name="T7">The </text:span><text:span text:style-name="Code"><text:span text:style-name="T7">create</text:span></text:span><text:span text:style-name="T7"> and </text:span><text:span text:style-name="Code"><text:span text:style-name="T7">delete</text:span></text:span><text:span text:style-name="T7"> functions, naturally, create and delete semaphores. When a semaphore is created, you have to specify the number of threads which can hold it at one time. You can optionally include a string to identify it – this is often useful when debugging your program. It is also not a problem if there are multiple semaphores in your program which have the same name. It is necessary to check the value of the </text:span><text:span text:style-name="Code"><text:span text:style-name="T7">sem_id</text:span></text:span><text:span text:style-name="T7"> returned from </text:span><text:span text:style-name="Code"><text:span text:style-name="T7">create_sem()</text:span></text:span><text:span text:style-name="T7"> – anything larger than zero indicates success. Negative values indicate an error code: </text:span><text:span text:style-name="Code"><text:span text:style-name="T7">B_BAD_VALUE</text:span></text:span><text:span text:style-name="T7"> for bad thread count values given to it, </text:span><text:span text:style-name="Code"><text:span text:style-name="T7">B_NO_MEMORY</text:span></text:span><text:span text:style-name="T7"> if there isn't enough memory to allocate the semaphore's name, or </text:span><text:span text:style-name="Code"><text:span text:style-name="T7">B_NO_MORE_SEMS</text:span></text:span><text:span text:style-name="T7"> when there are no more semaphores available to be given out. Of course, if </text:span><text:span text:style-name="Code"><text:span text:style-name="T7">B_NO_MORE_SEMS</text:span></text:span><text:span text:style-name="T7"> is returned, you've probably got much bigger problems on your hands than just an invalid semaphore. </text:span><text:span text:style-name="T8">Semaphores should be deleted with the same attention to detail as heap memory – usually you want to create them in an object's constructor and delete them in its destructor, but rest assured that should you forget to delete one, the system will free any remaining semaphores when your program exits. </text:span><text:span text:style-name="T9">Note that your program can only delete semaphores which belong to it.</text:span></text:p>
      <text:p text:style-name="P23"><text:span text:style-name="T9">The </text:span><text:span text:style-name="Code"><text:span text:style-name="T9">acquire</text:span></text:span><text:span text:style-name="T9"> and </text:span><text:span text:style-name="Code"><text:span text:style-name="T9">release</text:span></text:span><text:span text:style-name="T9"> functions can be as simple as you would like them to be. The regular versions do what you expect: make threads play nice-nice and take turns. The </text:span><text:span text:style-name="Code"><text:span text:style-name="T9">etc</text:span></text:span><text:span text:style-name="T9"> versions give you more control. For example, it is possible to specify the number of times the semaphore is acquired or released. Flags can also be passed to them, but this is only needed in the case of device drivers or if you want to specify a time limit to wait for the semaphore, which is perhaps the one most important uses for </text:span><text:span text:style-name="Code"><text:span text:style-name="T9">acquire_sem_etc()</text:span></text:span><text:span text:style-name="T9">. </text:span><text:span text:style-name="Code"><text:span text:style-name="T9">B_ABSOLUTE_TIME</text:span></text:span><text:span text:style-name="T9"> or </text:span><text:span text:style-name="Code"><text:span text:style-name="T9">B_RELATIVE_TIME</text:span></text:span><text:span text:style-name="T9"> is added to the </text:span><text:span text:style-name="Code"><text:span text:style-name="T9">flags</text:span></text:span><text:span text:style-name="T9"> parameter and </text:span><text:span text:style-name="Code"><text:span text:style-name="T9">timeout</text:span></text:span><text:span text:style-name="T9"> is specified in microseconds. </text:span><text:span text:style-name="T10">If the timeout passes before the semaphore is acquired, </text:span><text:span text:style-name="Code"><text:span text:style-name="T10">B_TIMED_OUT</text:span></text:span><text:span text:style-name="T10"> is returned. If a relative timeout of zero is passed to the function and the semaphore is not available, </text:span><text:span text:style-name="Code"><text:span text:style-name="T10">B_WOULD_BLOCK</text:span></text:span><text:span text:style-name="T10"> is returned.</text:span></text:p>
      <text:h text:style-name="P80" text:outline-level="2">Introducing BLocker</text:h>
      <text:p text:style-name="P27">Working with semaphores directly is all well and good for some people – there isn't even a choice if you're writing in C – but the BLocker class is more elegant when writing C++ code. Observe:</text:p>
      <text:p text:style-name="CodeBlock"><text:span text:style-name="T11">BLocker myLocker</text:span><text:span text:style-name="symbol4_5f_cpp"><text:span text:style-name="T11">;</text:span></text:span></text:p>
      <text:p text:style-name="CodeBlock"><text:soft-page-break/><text:span text:style-name="keyword0_5f_cpp"><text:span text:style-name="T11">if</text:span></text:span><text:span text:style-name="T11"> </text:span><text:span text:style-name="symbol0_5f_cpp"><text:span text:style-name="T11">(</text:span></text:span><text:span text:style-name="T11">myLocker.</text:span><text:span text:style-name="member0_5f_cpp"><text:span text:style-name="T11">Lock</text:span></text:span><text:span text:style-name="symbol0_5f_cpp"><text:span text:style-name="T11">())</text:span></text:span></text:p>
      <text:p text:style-name="CodeBlock"><text:span text:style-name="symbol0_5f_cpp"><text:span text:style-name="T11">{</text:span></text:span></text:p>
      <text:p text:style-name="CodeBlock"><text:span text:style-name="T11"><text:tab/>DoSomethingImportant</text:span><text:span text:style-name="symbol0_5f_cpp"><text:span text:style-name="T11">()</text:span></text:span><text:span text:style-name="symbol4_5f_cpp"><text:span text:style-name="T11">;</text:span></text:span></text:p>
      <text:p text:style-name="CodeBlock"><text:span text:style-name="T11"><text:tab/>myLocker.</text:span><text:span text:style-name="member0_5f_cpp"><text:span text:style-name="T11">Unlock</text:span></text:span><text:span text:style-name="symbol0_5f_cpp"><text:span text:style-name="T11">()</text:span></text:span><text:span text:style-name="symbol4_5f_cpp"><text:span text:style-name="T11">;</text:span></text:span></text:p>
      <text:p text:style-name="CodeBlock"><text:span text:style-name="symbol0_5f_cpp"><text:span text:style-name="T11">}</text:span></text:span></text:p>
      <text:p text:style-name="P40"/>
      <text:p text:style-name="P25"><text:span text:style-name="T12">The only caveat to using the BLocker class is to be aware that the return types for </text:span><text:span text:style-name="Code"><text:span text:style-name="T12">Lock()</text:span></text:span><text:span text:style-name="T12"> and </text:span><text:span text:style-name="Code"><text:span text:style-name="T12">LockWithTimeout()</text:span></text:span><text:span text:style-name="T12"> are different. LockWithTimeout() returns a </text:span><text:span text:style-name="Code"><text:span text:style-name="T12">status_t</text:span></text:span><text:span text:style-name="T12">, so if it returns </text:span><text:span text:style-name="Code"><text:span text:style-name="T12">B_OK</text:span></text:span><text:span text:style-name="T12">, which has a value of zero, the object is locked, but </text:span><text:span text:style-name="Code"><text:span text:style-name="T12">Lock()</text:span></text:span><text:span text:style-name="T12"> returns false – zero – on failure because it returns a </text:span><text:span text:style-name="Code"><text:span text:style-name="T12">bool</text:span></text:span><text:span text:style-name="T12">.</text:span></text:p>
      <text:p text:style-name="P28">Using BLocker most of the time generally more sense because it is already used in the Interface Kit and App Kit. BLooper, the base class for both BApplication and BWindow, provides a very similar API.</text:p>
      <text:h text:style-name="P81" text:outline-level="2">Multithreaded Programming in Haiku</text:h>
      <text:p text:style-name="P26"><text:span text:style-name="T13">Unlike other operating systems, the native C++ API for Haiku requires you to understand something about programming in light of the existence of multiple threads in a program. There is no way to escape it. In day-to-day development, though, it does not show itself as frequently as you might think. </text:span><text:span text:style-name="T14">This is because there are only two main situations where locking is of any real concern:</text:span></text:p>
      <text:list xml:id="list1331061675" text:style-name="L1">
        <text:list-item>
          <text:p text:style-name="P75">There is a resource – usually an object of some kind – which is shared among more than one window or views owned by multiple windows.</text:p>
        </text:list-item>
        <text:list-item>
          <text:p text:style-name="P75">A window needs to perform a task which may take a long time, such as adding entries to a view which displays the contents of a directory.</text:p>
        </text:list-item>
      </text:list>
      <text:p text:style-name="P29">The first case is the more common of the two. When a program can have multiple documents open at once, such StyledEdit, almost inevitably there are certain pieces of information which must be shared among the document windows. The Paladin IDE maintains a list of open projects and uses locking to prevent toes from being stepped upon when adding or removing projects in the list.</text:p>
      <text:p text:style-name="P29">Long tasks are not nearly as common as shared resources are in a program. These tasks are of a length of time that it is easily possible for a window to need to be redrawn before it is completed. Each Tracker window spawns a thread specifically for reading the contents of the directory it is to display. At one time the 3D graphics package Cinema 4D was available for BeOS. It used multiple threads to render a scene more quickly, each one completing just part of the picture.</text:p>
      <text:p text:style-name="P30"><text:span text:style-name="T15">These two cases aside, Haiku code does not generally perform locking explicitly because much of the code in a graphical application is executed in response to a message. When a BApplication or BWindow receives a message, it locks itself before working its way through the chain of message handlers. This is why it has been unnecessary to add one single </text:span><text:span text:style-name="Code"><text:span text:style-name="T15">Lock()</text:span></text:span><text:span text:style-name="T15"> call in any of the code seen so far in these lessons. Message handling code, as a result, does generally need to lock a window. It is possible that some handler code might want to lock a different window, but usually it is considered bad form to directly manipulate a window from code within another. Data is normally passed from window to window either by attaching it to a message or by attaching a pointer to the data, depending on the size of the data being transmitted.</text:span></text:p>
      <text:h text:style-name="P82" text:outline-level="2"><text:soft-page-break/>Working with Threads</text:h>
      <text:p text:style-name="Standard"><text:span text:style-name="T19">Before we can muck around with BLocker and friends, we first need to learn how to create and use additional threads. </text:span><text:span text:style-name="T20">When a new thread </text:span><text:span text:style-name="T18">is </text:span><text:span text:style-name="T20">created, it is given the name of </text:span><text:span text:style-name="T18">a function which it will run. The C version of this function is as follows:</text:span></text:p>
      <text:p text:style-name="P5"/>
      <text:p text:style-name="P41"><text:span text:style-name="Code"><text:span text:style-name="T18">int32 threadFunc</text:span></text:span><text:span text:style-name="symbol0_5f_cpp"><text:span text:style-name="T18">(</text:span></text:span><text:span text:style-name="keyword3_5f_cpp"><text:span text:style-name="T18">void</text:span></text:span><text:span text:style-name="Code"><text:span text:style-name="T18"> </text:span></text:span><text:span text:style-name="symbol2_5f_cpp"><text:span text:style-name="T18">*</text:span></text:span><text:span text:style-name="Code"><text:span text:style-name="T18">data</text:span></text:span><text:span text:style-name="symbol0_5f_cpp"><text:span text:style-name="T18">)</text:span></text:span><text:span text:style-name="symbol4_5f_cpp"><text:span text:style-name="T18">;</text:span></text:span></text:p>
      <text:p text:style-name="P6"/>
      <text:p text:style-name="Standard"><text:span text:style-name="T18">The information to which </text:span><text:span text:style-name="Code"><text:span text:style-name="T19">data</text:span></text:span><text:span text:style-name="T19"> points is completely up to you, the developer. If the function to be run is a member of a class, then it must be declared </text:span><text:span text:style-name="Code"><text:span text:style-name="T19">static</text:span></text:span><text:span text:style-name="T19">, like so:</text:span></text:p>
      <text:p text:style-name="P7"/>
      <text:p text:style-name="P41"><text:span text:style-name="keyword3_5f_cpp"><text:span text:style-name="T19">static</text:span></text:span><text:span text:style-name="T19"> int32 memberThreadFunc</text:span><text:span text:style-name="symbol0_5f_cpp"><text:span text:style-name="T19">(</text:span></text:span><text:span text:style-name="keyword3_5f_cpp"><text:span text:style-name="T19">void</text:span></text:span><text:span text:style-name="T19"> </text:span><text:span text:style-name="symbol2_5f_cpp"><text:span text:style-name="T19">*</text:span></text:span><text:span text:style-name="T19">data</text:span><text:span text:style-name="symbol0_5f_cpp"><text:span text:style-name="T19">)</text:span></text:span><text:span text:style-name="symbol4_5f_cpp"><text:span text:style-name="T19">;</text:span></text:span></text:p>
      <text:p text:style-name="Standard"><text:span text:style-name="Code"><text:span text:style-name="T19"/></text:span></text:p>
      <text:p text:style-name="P31"><text:span text:style-name="Code"><text:span text:style-name="T19">data</text:span></text:span><text:span text:style-name="T19"> is often a pointer to the owning object in many instances like this.</text:span></text:p>
      <text:h text:style-name="P50" text:outline-level="3">Thread Functions</text:h>
      <text:p text:style-name="P42"><text:span text:style-name="T21">thread_id spawn_thread</text:span><text:span text:style-name="symbol0_5f_cpp"><text:span text:style-name="T21">(</text:span></text:span><text:span text:style-name="T21">thread_func func, </text:span><text:span text:style-name="keyword3_5f_cpp"><text:span text:style-name="T21">const</text:span></text:span><text:span text:style-name="T21"> </text:span><text:span text:style-name="keyword3_5f_cpp"><text:span text:style-name="T21">char</text:span></text:span><text:span text:style-name="T21"> </text:span><text:span text:style-name="symbol2_5f_cpp"><text:span text:style-name="T21">*</text:span></text:span><text:span text:style-name="T21">name, int32 priority,</text:span></text:p>
      <text:p text:style-name="P42"><text:span text:style-name="T21"><text:tab/><text:tab/><text:tab/><text:tab/></text:span><text:span text:style-name="keyword3_5f_cpp"><text:span text:style-name="T21">void</text:span></text:span><text:span text:style-name="T21"> </text:span><text:span text:style-name="symbol2_5f_cpp"><text:span text:style-name="T21">*</text:span></text:span><text:span text:style-name="T21">data</text:span><text:span text:style-name="symbol0_5f_cpp"><text:span text:style-name="T21">)</text:span></text:span><text:span text:style-name="symbol4_5f_cpp"><text:span text:style-name="T21">;</text:span></text:span></text:p>
      <text:p text:style-name="P9"/>
      <text:p text:style-name="Quotations"><text:span text:style-name="T21">Takes a function to execute, a name – which can be the same as another thread's name without ill effect – a priority, and some data. The priority is a value between 0 and 120, with the higher values receiving greater priority. A positive integer is returned if successful. Negative values indicate an error condition, such as </text:span><text:span text:style-name="Code"><text:span text:style-name="T21">B_NO_MORE_THREADS</text:span></text:span><text:span text:style-name="T21"> or </text:span><text:span text:style-name="Code"><text:span text:style-name="T21">B_NO_MEMORY</text:span></text:span><text:span text:style-name="T21">. </text:span><text:span text:style-name="T27">Be aware </text:span><text:span text:style-name="T28">it is impossible to use</text:span><text:span text:style-name="T27"> </text:span><text:span text:style-name="Code"><text:span text:style-name="T27">spawn_thread()</text:span></text:span><text:span text:style-name="T27"> </text:span><text:span text:style-name="T28">and </text:span><text:span text:style-name="T27">the UNIX function </text:span><text:span text:style-name="Code"><text:span text:style-name="T27">fork()</text:span></text:span><text:span text:style-name="T27"> </text:span><text:span text:style-name="T28">in the same application.</text:span><text:span text:style-name="T27"> Calling either one will cause the other to return an error.</text:span></text:p>
      <text:p text:style-name="CodeBlock"><text:span text:style-name="T21">status_t resume_thread</text:span><text:span text:style-name="symbol0_5f_cpp"><text:span text:style-name="T21">(</text:span></text:span><text:span text:style-name="T21">thread_id threadID</text:span><text:span text:style-name="symbol0_5f_cpp"><text:span text:style-name="T21">)</text:span></text:span><text:span text:style-name="symbol4_5f_cpp"><text:span text:style-name="T21">;</text:span></text:span></text:p>
      <text:p text:style-name="P8"/>
      <text:p text:style-name="Quotations"><text:span text:style-name="Code"><text:span text:style-name="T21">resume_thread()</text:span></text:span><text:span text:style-name="T21"> takes a thread ID received from </text:span><text:span text:style-name="Code"><text:span text:style-name="T21">spawn_thread()</text:span></text:span><text:span text:style-name="T21"> and causes the thread to begin execution. Freshly-spawned threads execute from the beginning of the thread function given them, whereas suspended threads continue where they left off.</text:span></text:p>
      <text:p text:style-name="CodeBlock">thread_id find_thread<text:span text:style-name="symbol0_5f_cpp">(</text:span><text:span text:style-name="keyword3_5f_cpp">const</text:span> <text:span text:style-name="keyword3_5f_cpp">char</text:span> <text:span text:style-name="symbol2_5f_cpp">*</text:span>threadName<text:span text:style-name="symbol0_5f_cpp">)</text:span><text:span text:style-name="symbol4_5f_cpp">;</text:span></text:p>
      <text:p text:style-name="P10"/>
      <text:p text:style-name="Quotations"><text:span text:style-name="T22">This function returns the ID of the thread named by </text:span><text:span text:style-name="Code"><text:span text:style-name="T22">threadName</text:span></text:span><text:span text:style-name="T22">. If an application has more than one thread with the same name, </text:span><text:span text:style-name="Code"><text:span text:style-name="T22">find_thread()</text:span></text:span><text:span text:style-name="T22"> will return the first one it encounters. Unfortunately, there is no way to find the others using this function. Passing </text:span><text:span text:style-name="Code"><text:span text:style-name="T22">NULL</text:span></text:span><text:span text:style-name="T22"> will return the ID of the current thread.</text:span></text:p>
      <text:p text:style-name="CodeBlock"><text:span text:style-name="T23">status_t snooze</text:span><text:span text:style-name="symbol0_5f_cpp"><text:span text:style-name="T23">(</text:span></text:span><text:span text:style-name="T23">bigtime_t microseconds, int32 newPriority</text:span><text:span text:style-name="symbol0_5f_cpp"><text:span text:style-name="T23">)</text:span></text:span><text:span text:style-name="symbol4_5f_cpp"><text:span text:style-name="T23">;</text:span></text:span></text:p>
      <text:p text:style-name="CodeBlock"><text:span text:style-name="T23">status_t snooze_until</text:span><text:span text:style-name="symbol0_5f_cpp"><text:span text:style-name="T23">(</text:span></text:span><text:span text:style-name="T23">bigtime_t microseconds, </text:span><text:span text:style-name="keyword3_5f_cpp"><text:span text:style-name="T23">int</text:span></text:span><text:span text:style-name="T23"> timeBase</text:span><text:span text:style-name="symbol0_5f_cpp"><text:span text:style-name="T23">)</text:span></text:span><text:span text:style-name="symbol4_5f_cpp"><text:span text:style-name="T23">;</text:span></text:span></text:p>
      <text:p text:style-name="P7"/>
      <text:p text:style-name="Quotations"><text:span text:style-name="Code"><text:span text:style-name="T23">snooze()</text:span></text:span><text:span text:style-name="T23"> blocks a thread for the specified number of microseconds. </text:span><text:span text:style-name="Code"><text:span text:style-name="T23">snooze_until()</text:span></text:span><text:span text:style-name="T23"> does so until the specified time. The only available timebase as of this writing is </text:span><text:span text:style-name="Code"><text:span text:style-name="T23">B_SYSTEM_TIMEBASE</text:span></text:span><text:span text:style-name="T23">, which is measured against the system clock, easily available from </text:span><text:span text:style-name="Code"><text:span text:style-name="T23">system_time()</text:span></text:span><text:span text:style-name="T23">.</text:span></text:p>
      <text:p text:style-name="CodeBlock"><text:span text:style-name="T23">status_t suspend_thread</text:span><text:span text:style-name="symbol0_5f_cpp"><text:span text:style-name="T23">(</text:span></text:span><text:span text:style-name="T23">thread_id threadID</text:span><text:span text:style-name="symbol0_5f_cpp"><text:span text:style-name="T23">)</text:span></text:span><text:span text:style-name="symbol4_5f_cpp"><text:span text:style-name="T23">;</text:span></text:span></text:p>
      <text:p text:style-name="P11"/>
      <text:p text:style-name="Quotations"><text:soft-page-break/><text:span text:style-name="T23">A suspended thread isn't dead – it's just </text:span><text:span text:style-name="T24">mostly</text:span><text:span text:style-name="T23"> dead. It will, however, stay mostly dead until </text:span><text:span text:style-name="Code"><text:span text:style-name="T23">resume_thread()</text:span></text:span><text:span text:style-name="T23"> is invoked. </text:span><text:span text:style-name="T25">Be aware that if a thread blocked – waiting to acquire a semaphore – when it is suspended, it will skip over the acquisition when resumed.</text:span></text:p>
      <text:p text:style-name="CodeBlock"><text:span text:style-name="T26">status_t wait_for_thread</text:span><text:span text:style-name="symbol0_5f_cpp"><text:span text:style-name="T26">(</text:span></text:span><text:span text:style-name="T26">thread_id threadID, status_t </text:span><text:span text:style-name="symbol2_5f_cpp"><text:span text:style-name="T26">*</text:span></text:span><text:span text:style-name="T26">outValue</text:span><text:span text:style-name="symbol0_5f_cpp"><text:span text:style-name="T26">)</text:span></text:span><text:span text:style-name="symbol4_5f_cpp"><text:span text:style-name="T26">;</text:span></text:span></text:p>
      <text:p text:style-name="P12"/>
      <text:p text:style-name="Quotations"><text:span text:style-name="T26">This function will wait for another thread to exit. Note that </text:span><text:span text:style-name="Code"><text:span text:style-name="T26">outValue</text:span></text:span><text:span text:style-name="T26"> must be valid even if you couldn't possibly care less what the value is. Placing a </text:span><text:span text:style-name="Code"><text:span text:style-name="T26">wait_for_thread()</text:span></text:span><text:span text:style-name="T26"> call in a BWindow's destructor is a great way to ensure proper cleanup if a it has spawned a second thread for some sort of processing.</text:span></text:p>
      <text:p text:style-name="CodeBlock"><text:span text:style-name="keyword3_5f_cpp"><text:span text:style-name="T27">void</text:span></text:span><text:span text:style-name="T27"> exit_thread</text:span><text:span text:style-name="symbol0_5f_cpp"><text:span text:style-name="T27">(</text:span></text:span><text:span text:style-name="T27">status_t returnVal</text:span><text:span text:style-name="symbol0_5f_cpp"><text:span text:style-name="T27">)</text:span></text:span><text:span text:style-name="symbol4_5f_cpp"><text:span text:style-name="T27">;</text:span></text:span></text:p>
      <text:p text:style-name="P13"/>
      <text:p text:style-name="Quotations"><text:span text:style-name="T29">The calling thread will exit with the value </text:span><text:span text:style-name="Code"><text:span text:style-name="T29">returnVal</text:span></text:span><text:span text:style-name="T29"> when </text:span><text:span text:style-name="Code"><text:span text:style-name="T29">exit_thread()</text:span></text:span><text:span text:style-name="T29"> is called. Memory allocated for the thread is freed and everything is copacetic.</text:span></text:p>
      <text:p text:style-name="CodeBlock"><text:span text:style-name="T29">status_t kill_thread</text:span><text:span text:style-name="symbol0_5f_cpp"><text:span text:style-name="T29">(</text:span></text:span><text:span text:style-name="T29">thread_id threadID</text:span><text:span text:style-name="symbol0_5f_cpp"><text:span text:style-name="T29">)</text:span></text:span><text:span text:style-name="symbol4_5f_cpp"><text:span text:style-name="T29">;</text:span></text:span></text:p>
      <text:p text:style-name="P12"/>
      <text:p text:style-name="Quotations"><text:span text:style-name="T29">Unlike </text:span><text:span text:style-name="Code"><text:span text:style-name="T29">exit_thread()</text:span></text:span><text:span text:style-name="T29">, </text:span><text:span text:style-name="Code"><text:span text:style-name="T29">kill_thread()</text:span></text:span><text:span text:style-name="T29"> an unnatural end to a thread. Killing a thread will cause </text:span><text:span text:style-name="Code"><text:span text:style-name="T29">wait_for_thread()</text:span></text:span><text:span text:style-name="T29"> to return an unpredictable result which is not to be relied upon. Also, any memory allocated to the thread is </text:span><text:span text:style-name="T30">leaked</text:span><text:span text:style-name="T29"> when it dies this way, </text:span><text:span text:style-name="T30">although it is reclaimed by the system when the entire application exits</text:span><text:span text:style-name="T29">. Use this function only when something has gone awry. </text:span></text:p>
      <text:p text:style-name="P32"><text:span text:style-name="T31">There are other functions in the API which may prove useful, such as </text:span><text:span text:style-name="Code"><text:span text:style-name="T31">get_thread_info()</text:span></text:span><text:span text:style-name="T31"> for debugging purposes, but these are the ones most frequently used. There are also corresponding functions for teams, which are the Haiku term for application instances. Information on team functions may be found in the Haiku Book.</text:span></text:p>
      <text:h text:style-name="P51" text:outline-level="3">Using Thread Functions</text:h>
      <text:p text:style-name="P33">Let's take a look at some example code which uses more than one thread. This is taken from the Paladin IDE source code for the window which displays libraries used by a project.</text:p>
      <text:h text:style-name="P52" text:outline-level="3">LibWindow.h</text:h>
      <text:p text:style-name="CodeBlock"><text:span text:style-name="comment1_5f_cpp"><text:span text:style-name="T16">#ifndef LIBWINDOW_H </text:span></text:span></text:p>
      <text:p text:style-name="CodeBlock"><text:span text:style-name="comment1_5f_cpp"><text:span text:style-name="T16">#define LIBWINDOW_H </text:span></text:span></text:p>
      <text:p text:style-name="CodeBlock"><text:span text:style-name="Code"><text:span text:style-name="T16"/></text:span></text:p>
      <text:p text:style-name="CodeBlock"><text:span text:style-name="comment1_5f_cpp"><text:span text:style-name="T16">#include "DWindow.h" </text:span></text:span></text:p>
      <text:p text:style-name="CodeBlock"><text:span text:style-name="comment1_5f_cpp"><text:span text:style-name="T16">#include &lt;Messenger.h&gt; </text:span></text:span></text:p>
      <text:p text:style-name="CodeBlock"><text:span text:style-name="Code"><text:span text:style-name="T16"/></text:span></text:p>
      <text:p text:style-name="CodeBlock"><text:span text:style-name="keyword1_5f_cpp"><text:span text:style-name="T16">class</text:span></text:span><text:span text:style-name="Code"><text:span text:style-name="T16"> Project</text:span></text:span><text:span text:style-name="symbol4_5f_cpp"><text:span text:style-name="T16">;</text:span></text:span><text:span text:style-name="Code"><text:span text:style-name="T16"> </text:span></text:span></text:p>
      <text:p text:style-name="CodeBlock"><text:span text:style-name="Code"><text:span text:style-name="T16"/></text:span></text:p>
      <text:p text:style-name="CodeBlock"><text:span text:style-name="comment1_5f_cpp"><text:span text:style-name="T16">#define M_LIBWIN_CLOSED 'lwcl' </text:span></text:span></text:p>
      <text:p text:style-name="CodeBlock"><text:span text:style-name="Code"><text:span text:style-name="T16"/></text:span></text:p>
      <text:p text:style-name="CodeBlock"><text:span text:style-name="keyword1_5f_cpp"><text:span text:style-name="T16">class</text:span></text:span><text:span text:style-name="Code"><text:span text:style-name="T16"> LibraryWindow </text:span></text:span><text:span text:style-name="symbol4_5f_cpp"><text:span text:style-name="T16">:</text:span></text:span><text:span text:style-name="Code"><text:span text:style-name="T16"> </text:span></text:span><text:span text:style-name="keyword1_5f_cpp"><text:span text:style-name="T16">public</text:span></text:span><text:span text:style-name="Code"><text:span text:style-name="T16"> DWindow </text:span></text:span></text:p>
      <text:p text:style-name="CodeBlock"><text:span text:style-name="symbol0_5f_cpp"><text:span text:style-name="T16">{</text:span></text:span><text:span text:style-name="Code"><text:span text:style-name="T16"> </text:span></text:span></text:p>
      <text:p text:style-name="CodeBlock"><text:span text:style-name="keyword1_5f_cpp"><text:span text:style-name="T16">public</text:span></text:span><text:span text:style-name="symbol4_5f_cpp"><text:span text:style-name="T16">:</text:span></text:span><text:span text:style-name="Code"><text:span text:style-name="T16"> </text:span></text:span></text:p>
      <text:p text:style-name="CodeBlock"><text:span text:style-name="Code"><text:span text:style-name="T16"><text:tab/><text:tab/><text:tab/>LibraryWindow</text:span></text:span><text:span text:style-name="symbol0_5f_cpp"><text:span text:style-name="T16">(</text:span></text:span><text:span text:style-name="Code"><text:span text:style-name="T16">BRect frame, </text:span></text:span><text:span text:style-name="keyword3_5f_cpp"><text:span text:style-name="T16">const</text:span></text:span><text:span text:style-name="Code"><text:span text:style-name="T16"> BMessenger </text:span></text:span><text:span text:style-name="symbol3_5f_cpp"><text:span text:style-name="T16">&amp;</text:span></text:span><text:span text:style-name="Code"><text:span text:style-name="T16">parent, </text:span></text:span></text:p>
      <text:p text:style-name="CodeBlock"><text:span text:style-name="Code"><text:span text:style-name="T16"><text:tab/><text:tab/><text:tab/><text:tab/><text:tab/>Project </text:span></text:span><text:span text:style-name="symbol2_5f_cpp"><text:span text:style-name="T16">*</text:span></text:span><text:span text:style-name="Code"><text:span text:style-name="T16">project</text:span></text:span><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tab/><text:tab/><text:tab/>~LibraryWindow</text:span></text:span><text:span text:style-name="symbol0_5f_cpp"><text:span text:style-name="T16">(</text:span></text:span><text:span text:style-name="keyword3_5f_cpp"><text:span text:style-name="T16">void</text:span></text:span><text:span text:style-name="symbol0_5f_cpp"><text:span text:style-name="T16">)</text:span></text:span><text:span text:style-name="symbol4_5f_cpp"><text:span text:style-name="T16">;</text:span></text:span><text:span text:style-name="Code"><text:span text:style-name="T16"> </text:span></text:span></text:p>
      <text:p text:style-name="CodeBlock"><text:soft-page-break/><text:span text:style-name="Code"><text:span text:style-name="T16"><text:tab/></text:span></text:span><text:span text:style-name="keyword3_5f_cpp"><text:span text:style-name="T16">bool</text:span></text:span><text:span text:style-name="Code"><text:span text:style-name="T16"><text:tab/><text:tab/>QuitRequested</text:span></text:span><text:span text:style-name="symbol0_5f_cpp"><text:span text:style-name="T16">(</text:span></text:span><text:span text:style-name="keyword3_5f_cpp"><text:span text:style-name="T16">void</text:span></text:span><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tab/></text:span></text:span><text:span text:style-name="keyword3_5f_cpp"><text:span text:style-name="T16">void</text:span></text:span><text:span text:style-name="Code"><text:span text:style-name="T16"><text:tab/><text:tab/>MessageReceived</text:span></text:span><text:span text:style-name="symbol0_5f_cpp"><text:span text:style-name="T16">(</text:span></text:span><text:span text:style-name="Code"><text:span text:style-name="T16">BMessage </text:span></text:span><text:span text:style-name="symbol2_5f_cpp"><text:span text:style-name="T16">*</text:span></text:span><text:span text:style-name="Code"><text:span text:style-name="T16">msg</text:span></text:span><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tab/> </text:span></text:span></text:p>
      <text:p text:style-name="CodeBlock"><text:span text:style-name="keyword1_5f_cpp"><text:span text:style-name="T16">private</text:span></text:span><text:span text:style-name="symbol4_5f_cpp"><text:span text:style-name="T16">:</text:span></text:span><text:span text:style-name="Code"><text:span text:style-name="T16"> </text:span></text:span></text:p>
      <text:p text:style-name="CodeBlock"><text:span text:style-name="Code"><text:span text:style-name="T16"><text:tab/>BView </text:span></text:span><text:span text:style-name="symbol2_5f_cpp"><text:span text:style-name="T16">*</text:span></text:span><text:span text:style-name="Code"><text:span text:style-name="T16"><text:tab/>AddHeader</text:span></text:span><text:span text:style-name="symbol0_5f_cpp"><text:span text:style-name="T16">(</text:span></text:span><text:span text:style-name="Code"><text:span text:style-name="T16">BPoint location, </text:span></text:span><text:span text:style-name="keyword3_5f_cpp"><text:span text:style-name="T16">const</text:span></text:span><text:span text:style-name="Code"><text:span text:style-name="T16"> </text:span></text:span><text:span text:style-name="keyword3_5f_cpp"><text:span text:style-name="T16">char</text:span></text:span><text:span text:style-name="Code"><text:span text:style-name="T16"> </text:span></text:span><text:span text:style-name="symbol2_5f_cpp"><text:span text:style-name="T16">*</text:span></text:span><text:span text:style-name="Code"><text:span text:style-name="T16">label</text:span></text:span><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tab/>B</text:span></text:span><text:span text:style-name="Code"><text:span text:style-name="T17">R</text:span></text:span><text:span text:style-name="Code"><text:span text:style-name="T16">ect<text:tab/><text:tab/>ScanFolder</text:span></text:span><text:span text:style-name="symbol0_5f_cpp"><text:span text:style-name="T16">(</text:span></text:span><text:span text:style-name="Code"><text:span text:style-name="T16">BPoint location, </text:span></text:span><text:span text:style-name="keyword3_5f_cpp"><text:span text:style-name="T16">const</text:span></text:span><text:span text:style-name="Code"><text:span text:style-name="T16"> </text:span></text:span><text:span text:style-name="keyword3_5f_cpp"><text:span text:style-name="T16">char</text:span></text:span><text:span text:style-name="Code"><text:span text:style-name="T16"> </text:span></text:span><text:span text:style-name="symbol2_5f_cpp"><text:span text:style-name="T16">*</text:span></text:span><text:span text:style-name="Code"><text:span text:style-name="T16">dir,</text:span></text:span></text:p>
      <text:p text:style-name="CodeBlock"><text:span text:style-name="Code"><text:span text:style-name="T16"><text:tab/><text:tab/><text:tab/><text:tab/><text:tab/></text:span></text:span><text:span text:style-name="keyword3_5f_cpp"><text:span text:style-name="T16">float</text:span></text:span><text:span text:style-name="Code"><text:span text:style-name="T16"> </text:span></text:span><text:span text:style-name="symbol2_5f_cpp"><text:span text:style-name="T16">*</text:span></text:span><text:span text:style-name="Code"><text:span text:style-name="T16">maxwidth</text:span></text:span><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tab/></text:span></text:span><text:span text:style-name="comment0_5f_cpp"><text:span text:style-name="T16">// </text:span></text:span><text:span text:style-name="comment0_5f_cpp"><text:span text:style-name="T17">While most of this class definition is fairly obvious, this</text:span></text:span></text:p>
      <text:p text:style-name="CodeBlock"><text:span text:style-name="Code"><text:span text:style-name="T17"><text:tab/></text:span></text:span><text:span text:style-name="comment0_5f_cpp"><text:span text:style-name="T17">// function is the one used in a second thread to populate the</text:span></text:span></text:p>
      <text:p text:style-name="CodeBlock"><text:span text:style-name="Code"><text:span text:style-name="T17"><text:tab/></text:span></text:span><text:span text:style-name="comment0_5f_cpp"><text:span text:style-name="T17">// window with library entries. More on this in a moment.</text:span></text:span></text:p>
      <text:p text:style-name="CodeBlock"><text:span text:style-name="keyword3_5f_cpp"><text:span text:style-name="T16">static</text:span></text:span><text:span text:style-name="Code"><text:span text:style-name="T16"> int32<text:tab/>ScanThread</text:span></text:span><text:span text:style-name="symbol0_5f_cpp"><text:span text:style-name="T16">(</text:span></text:span><text:span text:style-name="keyword3_5f_cpp"><text:span text:style-name="T16">void</text:span></text:span><text:span text:style-name="Code"><text:span text:style-name="T16"> </text:span></text:span><text:span text:style-name="symbol2_5f_cpp"><text:span text:style-name="T16">*</text:span></text:span><text:span text:style-name="Code"><text:span text:style-name="T16">data</text:span></text:span><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tab/></text:span></text:span></text:p>
      <text:p text:style-name="CodeBlock"><text:span text:style-name="Code"><text:span text:style-name="T16"><text:tab/></text:span></text:span><text:span text:style-name="comment0_5f_cpp"><text:span text:style-name="T16">// </text:span></text:span><text:span text:style-name="comment0_5f_cpp"><text:span text:style-name="T17">List containing all of the checkboxes for the libraries.</text:span></text:span><text:span text:style-name="comment0_5f_cpp"><text:span text:style-name="T16"> </text:span></text:span></text:p>
      <text:p text:style-name="CodeBlock"><text:span text:style-name="Code"><text:span text:style-name="T16"><text:tab/>BView<text:tab/><text:tab/></text:span></text:span><text:span text:style-name="symbol2_5f_cpp"><text:span text:style-name="T16">*</text:span></text:span><text:span text:style-name="Code"><text:span text:style-name="T16">fCheckList</text:span></text:span><text:span text:style-name="symbol4_5f_cpp"><text:span text:style-name="T16">;</text:span></text:span><text:span text:style-name="Code"><text:span text:style-name="T16"> </text:span></text:span></text:p>
      <text:p text:style-name="CodeBlock"><text:span text:style-name="Code"><text:span text:style-name="T16"><text:tab/></text:span></text:span></text:p>
      <text:p text:style-name="CodeBlock"><text:span text:style-name="Code"><text:span text:style-name="T16"><text:tab/></text:span></text:span><text:span text:style-name="comment0_5f_cpp"><text:span text:style-name="T16">// </text:span></text:span><text:span text:style-name="comment0_5f_cpp"><text:span text:style-name="T18">This messenger points to the library window's parent window</text:span></text:span></text:p>
      <text:p text:style-name="CodeBlock"><text:span text:style-name="Code"><text:span text:style-name="T16"><text:tab/></text:span></text:span><text:span text:style-name="comment0_5f_cpp"><text:span text:style-name="T16">// so that the library window can notify </text:span></text:span><text:span text:style-name="comment0_5f_cpp"><text:span text:style-name="T18">it of events, like</text:span></text:span></text:p>
      <text:p text:style-name="CodeBlock"><text:span text:style-name="Code"><text:span text:style-name="T18"><text:tab/></text:span></text:span><text:span text:style-name="comment0_5f_cpp"><text:span text:style-name="T18">// </text:span></text:span><text:span text:style-name="comment0_5f_cpp"><text:span text:style-name="T18">changes in the project's selected libraries.</text:span></text:span><text:span text:style-name="comment0_5f_cpp"> </text:span></text:p>
      <text:p text:style-name="CodeBlock"><text:span text:style-name="Code"><text:span text:style-name="T16"><text:tab/>BMessenger<text:tab/>fParent</text:span></text:span><text:span text:style-name="symbol4_5f_cpp"><text:span text:style-name="T16">;</text:span></text:span><text:span text:style-name="Code"><text:span text:style-name="T16"> </text:span></text:span></text:p>
      <text:p text:style-name="CodeBlock"><text:span text:style-name="Code"><text:span text:style-name="T16"><text:tab/>Project<text:tab/></text:span></text:span><text:span text:style-name="symbol2_5f_cpp"><text:span text:style-name="T16">*</text:span></text:span><text:span text:style-name="Code"><text:span text:style-name="T16">fProject</text:span></text:span><text:span text:style-name="symbol4_5f_cpp"><text:span text:style-name="T16">;</text:span></text:span><text:span text:style-name="Code"><text:span text:style-name="T16"> </text:span></text:span></text:p>
      <text:p text:style-name="CodeBlock"><text:span text:style-name="Code"><text:span text:style-name="T16"><text:tab/></text:span></text:span></text:p>
      <text:p text:style-name="CodeBlock"><text:span text:style-name="Code"><text:span text:style-name="T16"><text:tab/>BList<text:tab/><text:tab/>fSystemLibs, </text:span></text:span></text:p>
      <text:p text:style-name="CodeBlock"><text:span text:style-name="Code"><text:span text:style-name="T16"><text:tab/><text:tab/><text:tab/>fUserLibs</text:span></text:span><text:span text:style-name="symbol4_5f_cpp"><text:span text:style-name="T16">;</text:span></text:span><text:span text:style-name="Code"><text:span text:style-name="T16"> </text:span></text:span></text:p>
      <text:p text:style-name="CodeBlock"><text:span text:style-name="Code"><text:span text:style-name="T16"><text:tab/></text:span></text:span></text:p>
      <text:p text:style-name="CodeBlock"><text:span text:style-name="Code"><text:span text:style-name="T16"><text:tab/></text:span></text:span><text:span text:style-name="comment0_5f_cpp"><text:span text:style-name="T16">// </text:span></text:span><text:span text:style-name="comment0_5f_cpp"><text:span text:style-name="T17">This is the identifier for the second thread which runs the</text:span></text:span></text:p>
      <text:p text:style-name="CodeBlock"><text:span text:style-name="Code"><text:span text:style-name="T17"><text:tab/></text:span></text:span><text:span text:style-name="comment0_5f_cpp"><text:span text:style-name="T17">// ScanThread function. See below for details.</text:span></text:span></text:p>
      <text:p text:style-name="CodeBlock"><text:span text:style-name="Code"><text:span text:style-name="T16"><text:tab/>thread_id<text:tab/>fScanThread</text:span></text:span><text:span text:style-name="symbol4_5f_cpp"><text:span text:style-name="T16">;</text:span></text:span><text:span text:style-name="Code"><text:span text:style-name="T16"> </text:span></text:span></text:p>
      <text:p text:style-name="CodeBlock"><text:span text:style-name="symbol0_5f_cpp"><text:span text:style-name="T16">}</text:span></text:span><text:span text:style-name="symbol4_5f_cpp"><text:span text:style-name="T16">;</text:span></text:span><text:span text:style-name="Code"><text:span text:style-name="T16"> </text:span></text:span></text:p>
      <text:p text:style-name="CodeBlock"><text:span text:style-name="Code"><text:span text:style-name="T16"/></text:span></text:p>
      <text:p text:style-name="CodeBlock"><text:span text:style-name="comment1_5f_cpp"><text:span text:style-name="T16">#endif</text:span></text:span></text:p>
      <text:p text:style-name="P14"/>
      <text:p text:style-name="P35"><text:span text:style-name="T17">So far, this is nothing revolutionary. </text:span><text:span text:style-name="T18">The two key items in LibWindow's class definition are </text:span><text:span text:style-name="Code"><text:span text:style-name="T18">ScanThread()</text:span></text:span><text:span text:style-name="T18"> and </text:span><text:span text:style-name="Code"><text:span text:style-name="T18">fScanThread</text:span></text:span><text:span text:style-name="T18">. </text:span><text:span text:style-name="Code"><text:span text:style-name="T32">ScanThread()</text:span></text:span><text:span text:style-name="T32"> is our thread function and </text:span><text:span text:style-name="Code"><text:span text:style-name="T32">fScanThread</text:span></text:span><text:span text:style-name="T32"> is the identifier for the second thread that will be spawned to scan directories and populate the window.</text:span></text:p>
      <text:p text:style-name="P35"><text:span text:style-name="T32">Now let's look at the code which goes with this class definition.</text:span><text:span text:style-name="T35"> Keep in mind that this is production code, which often has glorious hacks and unoptimized sections, and it also uses a few classes specific to Paladin, such as the DWindow class.</text:span></text:p>
      <text:p text:style-name="P15"/>
      <text:p text:style-name="P43"><text:span text:style-name="comment1_5f_cpp">#include "LibWindow.h"</text:span></text:p>
      <text:p text:style-name="P43"/>
      <text:p text:style-name="P43"><text:span text:style-name="comment1_5f_cpp">#include &lt;CheckBox.h&gt;</text:span></text:p>
      <text:p text:style-name="P43"><text:span text:style-name="comment1_5f_cpp">#include &lt;Directory.h&gt;</text:span></text:p>
      <text:p text:style-name="P43"><text:span text:style-name="comment1_5f_cpp">#include &lt;Entry.h&gt;</text:span></text:p>
      <text:p text:style-name="P43"><text:span text:style-name="comment1_5f_cpp">#include &lt;Path.h&gt;</text:span></text:p>
      <text:p text:style-name="P43"><text:span text:style-name="comment1_5f_cpp">#include &lt;ScrollView.h&gt;</text:span></text:p>
      <text:p text:style-name="P43"><text:span text:style-name="comment1_5f_cpp">#include &lt;String.h&gt;</text:span></text:p>
      <text:p text:style-name="P43"><text:span text:style-name="comment1_5f_cpp">#include &lt;StringView.h&gt;</text:span></text:p>
      <text:p text:style-name="P43"/>
      <text:p text:style-name="P43"><text:span text:style-name="comment1_5f_cpp">#include "Globals.h"</text:span></text:p>
      <text:p text:style-name="P43"><text:span text:style-name="comment1_5f_cpp">#include "PLocale.h"</text:span></text:p>
      <text:p text:style-name="P43"><text:span text:style-name="comment1_5f_cpp">#include "Project.h"</text:span></text:p>
      <text:p text:style-name="P43"><text:span text:style-name="comment1_5f_cpp">#include "Settings.h"</text:span></text:p>
      <text:p text:style-name="P43"/>
      <text:p text:style-name="P43"><text:span text:style-name="keyword1_5f_cpp">enum</text:span></text:p>
      <text:p text:style-name="P43"><text:span text:style-name="symbol0_5f_cpp">{</text:span></text:p>
      <text:p text:style-name="P43"><text:tab/>M_TOGGLE_LIB <text:span text:style-name="symbol1_5f_cpp">=</text:span> <text:span text:style-name="string_5f_cpp">'tglb'</text:span></text:p>
      <text:p text:style-name="P43"><text:soft-page-break/><text:span text:style-name="symbol0_5f_cpp">}</text:span><text:span text:style-name="symbol4_5f_cpp">;</text:span></text:p>
      <text:p text:style-name="P43"/>
      <text:p text:style-name="P44">LibraryWindow<text:span text:style-name="symbol4_5f_cpp">::</text:span><text:span text:style-name="member1_5f_cpp">LibraryWindow</text:span><text:span text:style-name="symbol0_5f_cpp">(</text:span>BRect frame, <text:span text:style-name="keyword3_5f_cpp">const</text:span> BMessenger <text:span text:style-name="symbol3_5f_cpp">&amp;</text:span>parent,</text:p>
      <text:p text:style-name="P44"><text:tab/><text:tab/><text:tab/><text:tab/><text:tab/>Project <text:span text:style-name="symbol2_5f_cpp">*</text:span>project<text:span text:style-name="symbol0_5f_cpp">)</text:span></text:p>
      <text:p text:style-name="P47"><text:s/><text:span text:style-name="symbol4_5f_cpp">:</text:span> D<text:span text:style-name="T35">W</text:span>indow<text:span text:style-name="symbol0_5f_cpp">(</text:span>frame, <text:span text:style-name="keyword1_5f_cpp">NULL</text:span>, B_TITLED_WINDOW, B_ASYNCHRONOUS_CONTROLS <text:span text:style-name="symbol3_5f_cpp">|</text:span></text:p>
      <text:p text:style-name="P47"><text:tab/><text:tab/><text:tab/><text:tab/><text:tab/><text:tab/> <text:s text:c="2"/>B_NOT_ZOOMABLE <text:span text:style-name="symbol3_5f_cpp">|</text:span> B_NOT_MINIMIZABLE<text:span text:style-name="symbol0_5f_cpp">)</text:span>,</text:p>
      <text:p text:style-name="P43"><text:tab/><text:tab/>fParent<text:span text:style-name="symbol0_5f_cpp">(</text:span>parent<text:span text:style-name="symbol0_5f_cpp">)</text:span>,</text:p>
      <text:p text:style-name="P43"><text:tab/><text:tab/>fProject<text:span text:style-name="symbol0_5f_cpp">(</text:span>project<text:span text:style-name="symbol0_5f_cpp">)</text:span></text:p>
      <text:p text:style-name="P43"><text:span text:style-name="symbol0_5f_cpp">{</text:span></text:p>
      <text:p text:style-name="P43"><text:tab/><text:span text:style-name="comment0_5f_cpp">// </text:span><text:span text:style-name="comment0_5f_cpp"><text:span text:style-name="T35">Set up the library window's controls. Out of sheer laziness</text:span></text:span></text:p>
      <text:p text:style-name="P43"><text:span text:style-name="T35"><text:tab/></text:span><text:span text:style-name="comment0_5f_cpp"><text:span text:style-name="T35">// this uses a series of BCheckbox controls. This kind of task is</text:span></text:span></text:p>
      <text:p text:style-name="P43"><text:span text:style-name="T35"><text:tab/></text:span><text:span text:style-name="comment0_5f_cpp"><text:span text:style-name="T35">// better suited to a custom control which uses lightweight items</text:span></text:span></text:p>
      <text:p text:style-name="P43"><text:span text:style-name="T35"><text:tab/></text:span><text:span text:style-name="comment0_5f_cpp"><text:span text:style-name="T35">// similar to BListView.</text:span></text:span></text:p>
      <text:p text:style-name="P43"><text:tab/><text:span text:style-name="keyword0_5f_cpp">if</text:span> <text:span text:style-name="symbol0_5f_cpp">(</text:span>project<text:span text:style-name="symbol0_5f_cpp">)</text:span></text:p>
      <text:p text:style-name="P43"><text:tab/><text:span text:style-name="symbol0_5f_cpp">{</text:span></text:p>
      <text:p text:style-name="P43"><text:tab/><text:tab/>BString title<text:span text:style-name="symbol0_5f_cpp">(</text:span><text:span text:style-name="string_5f_cpp">"Libraries: "</text:span><text:span text:style-name="symbol0_5f_cpp">)</text:span><text:span text:style-name="symbol4_5f_cpp">;</text:span></text:p>
      <text:p text:style-name="P43"><text:tab/><text:tab/>title <text:span text:style-name="symbol1_5f_cpp">&lt;&lt;</text:span> project<text:span text:style-name="symbol2_5f_cpp">-</text:span><text:span text:style-name="symbol1_5f_cpp">&gt;</text:span>GetName<text:span text:style-name="symbol0_5f_cpp">()</text:span><text:span text:style-name="symbol4_5f_cpp">;</text:span></text:p>
      <text:p text:style-name="P43"><text:tab/><text:tab/>SetTitle<text:span text:style-name="symbol0_5f_cpp">(</text:span>title.<text:span text:style-name="member0_5f_cpp">String</text:span><text:span text:style-name="symbol0_5f_cpp">())</text:span><text:span text:style-name="symbol4_5f_cpp">;</text:span></text:p>
      <text:p text:style-name="P43"><text:tab/><text:span text:style-name="symbol0_5f_cpp">}</text:span></text:p>
      <text:p text:style-name="P43"><text:tab/></text:p>
      <text:p text:style-name="P43"><text:tab/><text:span text:style-name="comment0_5f_cpp">// </text:span><text:span text:style-name="comment0_5f_cpp"><text:span text:style-name="T35">DWindow automatically bundles in a top view which uses the</text:span></text:span></text:p>
      <text:p text:style-name="P43"><text:span text:style-name="T35"><text:tab/></text:span><text:span text:style-name="comment0_5f_cpp"><text:span text:style-name="T35">// B_PANEL_BACKGROUND_COLOR ui_color. This just obtains a pointer</text:span></text:span></text:p>
      <text:p text:style-name="P43"><text:span text:style-name="T35"><text:tab/></text:span><text:span text:style-name="comment0_5f_cpp"><text:span text:style-name="T35">// to that top view.</text:span></text:span></text:p>
      <text:p text:style-name="P43"><text:tab/>BView <text:span text:style-name="symbol2_5f_cpp">*</text:span>top <text:span text:style-name="symbol1_5f_cpp">=</text:span> GetBackgroundView<text:span text:style-name="symbol0_5f_cpp">()</text:span><text:span text:style-name="symbol4_5f_cpp">;</text:span></text:p>
      <text:p text:style-name="P43"><text:tab/></text:p>
      <text:p text:style-name="P43"><text:tab/>BRect r<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ymbol4_5f_cpp">;</text:span></text:p>
      <text:p text:style-name="P44"><text:tab/>BStringView <text:span text:style-name="symbol2_5f_cpp">*</text:span>label <text:span text:style-name="symbol1_5f_cpp">=</text:span> <text:span text:style-name="keyword2_5f_cpp">new</text:span> BStringView<text:span text:style-name="symbol0_5f_cpp">(</text:span>r,<text:span text:style-name="string_5f_cpp">"label"</text:span>,</text:p>
      <text:p text:style-name="P44"><text:tab/><text:tab/><text:tab/><text:tab/><text:tab/><text:tab/><text:tab/><text:span text:style-name="string_5f_cpp">"Choose the system libraries "</text:span></text:p>
      <text:p text:style-name="P43"><text:tab/><text:tab/><text:tab/><text:tab/><text:tab/><text:tab/><text:tab/><text:span text:style-name="string_5f_cpp">"for your project."</text:span><text:span text:style-name="symbol0_5f_cpp">))</text:span><text:span text:style-name="symbol4_5f_cpp">;</text:span></text:p>
      <text:p text:style-name="P43"><text:tab/>label<text:span text:style-name="symbol2_5f_cpp">-</text:span><text:span text:style-name="symbol1_5f_cpp">&gt;</text:span>ResizeToPreferred<text:span text:style-name="symbol0_5f_cpp">()</text:span><text:span text:style-name="symbol4_5f_cpp">;</text:span></text:p>
      <text:p text:style-name="P43"><text:tab/>top<text:span text:style-name="symbol2_5f_cpp">-</text:span><text:span text:style-name="symbol1_5f_cpp">&gt;</text:span>AddChild<text:span text:style-name="symbol0_5f_cpp">(</text:span>label<text:span text:style-name="symbol0_5f_cpp">)</text:span><text:span text:style-name="symbol4_5f_cpp">;</text:span></text:p>
      <text:p text:style-name="P43"><text:tab/>label<text:span text:style-name="symbol2_5f_cpp">-</text:span><text:span text:style-name="symbol1_5f_cpp">&gt;</text:span>SetText<text:span text:style-name="symbol0_5f_cpp">(</text:span><text:span text:style-name="string_5f_cpp">"Scanning libraries…"</text:span><text:span text:style-name="symbol0_5f_cpp">)</text:span><text:span text:style-name="symbol4_5f_cpp">;</text:span></text:p>
      <text:p text:style-name="P43"><text:tab/></text:p>
      <text:p text:style-name="P43"><text:tab/>r <text:span text:style-name="symbol1_5f_cpp">=</text:span> Bounds<text:span text:style-name="symbol0_5f_cpp">()</text:span>.<text:span text:style-name="member0_5f_cpp">InsetByCopy</text:span><text:span text:style-name="symbol0_5f_cpp">(</text:span><text:span text:style-name="number_5f_cpp">10</text:span>,<text:span text:style-name="number_5f_cpp">10</text:span><text:span text:style-name="symbol0_5f_cpp">)</text:span><text:span text:style-name="symbol4_5f_cpp">;</text:span></text:p>
      <text:p text:style-name="P43"><text:tab/>r.<text:span text:style-name="member0_5f_cpp">top</text:span> <text:span text:style-name="symbol1_5f_cpp">=</text:span> label<text:span text:style-name="symbol2_5f_cpp">-</text:span><text:span text:style-name="symbol1_5f_cpp">&gt;</text:span>Frame<text:span text:style-name="symbol0_5f_cpp">()</text:span>.<text:span text:style-name="member0_5f_cpp">top</text:span> <text:span text:style-name="symbol2_5f_cpp">+</text:span> <text:span text:style-name="number_5f_cpp">20</text:span><text:span text:style-name="symbol4_5f_cpp">;</text:span></text:p>
      <text:p text:style-name="P43"><text:tab/>r.<text:span text:style-name="member0_5f_cpp">right</text:span> <text:span text:style-name="symbol2_5f_cpp">-</text:span><text:span text:style-name="symbol1_5f_cpp">=</text:span> B_V_SCROLL_BAR_WIDTH<text:span text:style-name="symbol4_5f_cpp">;</text:span></text:p>
      <text:p text:style-name="P43"><text:tab/>fCheckList <text:span text:style-name="symbol1_5f_cpp">=</text:span> <text:span text:style-name="keyword2_5f_cpp">new</text:span> BView<text:span text:style-name="symbol0_5f_cpp">(</text:span>r,<text:span text:style-name="string_5f_cpp">"checklist"</text:span>,B_FOLLOW_ALL,B_WILL_DRAW<text:span text:style-name="symbol0_5f_cpp">)</text:span><text:span text:style-name="symbol4_5f_cpp">;</text:span></text:p>
      <text:p text:style-name="P43"><text:tab/></text:p>
      <text:p text:style-name="P43"><text:tab/>BScrollView <text:span text:style-name="symbol2_5f_cpp">*</text:span>scrollView <text:span text:style-name="symbol1_5f_cpp">=</text:span> <text:span text:style-name="keyword2_5f_cpp">new</text:span> BScrollView<text:span text:style-name="symbol0_5f_cpp">(</text:span><text:span text:style-name="string_5f_cpp">"scrollView"</text:span>,fCheckList,</text:p>
      <text:p text:style-name="P43"><text:tab/><text:tab/><text:tab/><text:tab/><text:tab/><text:tab/><text:tab/> <text:s text:c="3"/>B_FOLLOW_ALL, <text:span text:style-name="number_5f_cpp">0</text:span>,<text:span text:style-name="keyword1_5f_cpp">false</text:span>,<text:span text:style-name="keyword1_5f_cpp">true</text:span><text:span text:style-name="symbol0_5f_cpp">)</text:span><text:span text:style-name="symbol4_5f_cpp">;</text:span></text:p>
      <text:p text:style-name="P43"><text:tab/>top<text:span text:style-name="symbol2_5f_cpp">-</text:span><text:span text:style-name="symbol1_5f_cpp">&gt;</text:span>AddChild<text:span text:style-name="symbol0_5f_cpp">(</text:span>scrollView<text:span text:style-name="symbol0_5f_cpp">)</text:span><text:span text:style-name="symbol4_5f_cpp">;</text:span></text:p>
      <text:p text:style-name="P43"><text:tab/></text:p>
      <text:p text:style-name="P43"><text:tab/><text:span text:style-name="comment0_5f_cpp">// </text:span><text:span text:style-name="comment0_5f_cpp"><text:span text:style-name="T35">Here's the important part. When the window is created we will</text:span></text:span></text:p>
      <text:p text:style-name="P43"><text:span text:style-name="T35"><text:tab/></text:span><text:span text:style-name="comment0_5f_cpp"><text:span text:style-name="T35">// spawn the worker thread which scans the three system library</text:span></text:span></text:p>
      <text:p text:style-name="P43"><text:span text:style-name="T35"><text:tab/></text:span><text:span text:style-name="comment0_5f_cpp"><text:span text:style-name="T35">// folders and populates the library list.</text:span></text:span></text:p>
      <text:p text:style-name="P44"><text:tab/>fScanThread <text:span text:style-name="symbol1_5f_cpp">=</text:span> spawn_thread<text:span text:style-name="symbol0_5f_cpp">(</text:span>ScanThread, <text:span text:style-name="string_5f_cpp">"libscanthread"</text:span>,</text:p>
      <text:p text:style-name="P44"><text:tab/><text:tab/><text:tab/><text:tab/><text:tab/>B_NORMAL_PRIORITY, <text:span text:style-name="keyword2_5f_cpp">this</text:span><text:span text:style-name="symbol0_5f_cpp">)</text:span><text:span text:style-name="symbol4_5f_cpp">;</text:span></text:p>
      <text:p text:style-name="P43"><text:tab/>resume_thread<text:span text:style-name="symbol0_5f_cpp">(</text:span>fScanThread<text:span text:style-name="symbol0_5f_cpp">)</text:span><text:span text:style-name="symbol4_5f_cpp">;</text:span></text:p>
      <text:p text:style-name="P43"><text:tab/></text:p>
      <text:p text:style-name="P43"><text:tab/>fCheckList<text:span text:style-name="symbol2_5f_cpp">-</text:span><text:span text:style-name="symbol1_5f_cpp">&gt;</text:span>MakeFocus<text:span text:style-name="symbol0_5f_cpp">(</text:span><text:span text:style-name="keyword1_5f_cpp">true</text:span><text:span text:style-name="symbol0_5f_cpp">)</text:span><text:span text:style-name="symbol4_5f_cpp">;</text:span></text:p>
      <text:p text:style-name="P43"><text:span text:style-name="symbol0_5f_cpp">}</text:span></text:p>
      <text:p text:style-name="P43"/>
      <text:p text:style-name="P43"/>
      <text:p text:style-name="P43">LibraryWindow<text:span text:style-name="symbol4_5f_cpp">::</text:span>~LibraryWindow<text:span text:style-name="symbol0_5f_cpp">(</text:span><text:span text:style-name="keyword3_5f_cpp">void</text:span><text:span text:style-name="symbol0_5f_cpp">)</text:span></text:p>
      <text:p text:style-name="P43"><text:span text:style-name="symbol0_5f_cpp">{</text:span></text:p>
      <text:p text:style-name="P43"><text:tab/><text:span text:style-name="comment0_5f_cpp">// </text:span><text:span text:style-name="comment0_5f_cpp"><text:span text:style-name="T35">Paladin uses flattened BMessages to store application settings</text:span></text:span></text:p>
      <text:p text:style-name="P43"><text:span text:style-name="T35"><text:tab/></text:span><text:span text:style-name="comment0_5f_cpp"><text:span text:style-name="T35">// using custom BMessage subclass which adds in locking capabilities</text:span></text:span></text:p>
      <text:p text:style-name="P43"><text:span text:style-name="T35"><text:tab/></text:span><text:span text:style-name="comment0_5f_cpp"><text:span text:style-name="T35">// </text:span></text:span><text:span text:style-name="comment0_5f_cpp"><text:span text:style-name="T37">(using a BLocker) </text:span></text:span><text:span text:style-name="comment0_5f_cpp"><text:span text:style-name="T35">for </text:span></text:span><text:span text:style-name="comment0_5f_cpp"><text:span text:style-name="T36">safe </text:span></text:span><text:span text:style-name="comment0_5f_cpp"><text:span text:style-name="T35">access by multiple threads.</text:span></text:span></text:p>
      <text:p text:style-name="P43"><text:tab/>gSettings.<text:span text:style-name="member0_5f_cpp">Lock</text:span><text:span text:style-name="symbol0_5f_cpp">()</text:span><text:span text:style-name="symbol4_5f_cpp">;</text:span></text:p>
      <text:p text:style-name="P43"><text:soft-page-break/><text:tab/><text:span text:style-name="keyword0_5f_cpp">if</text:span> <text:span text:style-name="symbol0_5f_cpp">(</text:span>gSettings.<text:span text:style-name="member0_5f_cpp">ReplaceRect</text:span><text:span text:style-name="symbol0_5f_cpp">(</text:span><text:span text:style-name="string_5f_cpp">"libwin_frame"</text:span>,Frame<text:span text:style-name="symbol0_5f_cpp">())</text:span> <text:span text:style-name="symbol3_5f_cpp">!</text:span><text:span text:style-name="symbol1_5f_cpp">=</text:span> B_OK<text:span text:style-name="symbol0_5f_cpp">)</text:span></text:p>
      <text:p text:style-name="P43"><text:tab/><text:tab/>gSettings.<text:span text:style-name="member0_5f_cpp">AddRect</text:span><text:span text:style-name="symbol0_5f_cpp">(</text:span><text:span text:style-name="string_5f_cpp">"libwin_frame"</text:span>,Frame<text:span text:style-name="symbol0_5f_cpp">())</text:span><text:span text:style-name="symbol4_5f_cpp">;</text:span></text:p>
      <text:p text:style-name="P43"><text:tab/>gSettings.<text:span text:style-name="member0_5f_cpp">Unlock</text:span><text:span text:style-name="symbol0_5f_cpp">()</text:span><text:span text:style-name="symbol4_5f_cpp">;</text:span></text:p>
      <text:p text:style-name="P43"><text:tab/></text:p>
      <text:p text:style-name="P43"><text:tab/><text:span text:style-name="comment0_5f_cpp">// </text:span><text:span text:style-name="comment0_5f_cpp"><text:span text:style-name="T38">This is a gross hack... one which I should correct. The proper</text:span></text:span></text:p>
      <text:p text:style-name="P43"><text:span text:style-name="T38"><text:tab/></text:span><text:span text:style-name="comment0_5f_cpp"><text:span text:style-name="T38">// way to do this would be to use an atomic signaling flag or a</text:span></text:span></text:p>
      <text:p text:style-name="P43"><text:span text:style-name="T38"><text:tab/></text:span><text:span text:style-name="comment0_5f_cpp"><text:span text:style-name="T38">// semaphore.</text:span></text:span></text:p>
      <text:p text:style-name="P43"><text:tab/><text:span text:style-name="keyword0_5f_cpp">if</text:span> <text:span text:style-name="symbol0_5f_cpp">(</text:span>fScanThread <text:span text:style-name="symbol1_5f_cpp">&gt;</text:span> <text:span text:style-name="number_5f_cpp">0</text:span><text:span text:style-name="symbol0_5f_cpp">)</text:span></text:p>
      <text:p text:style-name="P43"><text:tab/><text:tab/>kill_thread<text:span text:style-name="symbol0_5f_cpp">(</text:span>fScanThread<text:span text:style-name="symbol0_5f_cpp">)</text:span><text:span text:style-name="symbol4_5f_cpp">;</text:span></text:p>
      <text:p text:style-name="P43"><text:span text:style-name="symbol0_5f_cpp">}</text:span></text:p>
      <text:p text:style-name="P43"/>
      <text:p text:style-name="P43"/>
      <text:p text:style-name="P43"><text:span text:style-name="comment0_5f_cpp">// </text:span><text:span text:style-name="comment0_5f_cpp"><text:span text:style-name="T38">QuitRequested and MessageReceived don't do anything out of the ordinary,</text:span></text:span></text:p>
      <text:p text:style-name="P43"><text:span text:style-name="comment0_5f_cpp"><text:span text:style-name="T38">// but they are included for completeness' sake.</text:span></text:span></text:p>
      <text:p text:style-name="P43"><text:span text:style-name="keyword3_5f_cpp">bool</text:span></text:p>
      <text:p text:style-name="P43">LibraryWindow<text:span text:style-name="symbol4_5f_cpp">::</text:span><text:span text:style-name="member1_5f_cpp">QuitRequested</text:span><text:span text:style-name="symbol0_5f_cpp">(</text:span><text:span text:style-name="keyword3_5f_cpp">void</text:span><text:span text:style-name="symbol0_5f_cpp">)</text:span></text:p>
      <text:p text:style-name="P43"><text:span text:style-name="symbol0_5f_cpp">{</text:span></text:p>
      <text:p text:style-name="P43"><text:tab/><text:span text:style-name="keyword0_5f_cpp">if</text:span> <text:span text:style-name="symbol0_5f_cpp">(</text:span>fProject<text:span text:style-name="symbol0_5f_cpp">)</text:span></text:p>
      <text:p text:style-name="P43"><text:tab/><text:tab/>fProject<text:span text:style-name="symbol2_5f_cpp">-</text:span><text:span text:style-name="symbol1_5f_cpp">&gt;</text:span>Save<text:span text:style-name="symbol0_5f_cpp">()</text:span><text:span text:style-name="symbol4_5f_cpp">;</text:span></text:p>
      <text:p text:style-name="P43"><text:tab/></text:p>
      <text:p text:style-name="P43"><text:tab/>fParent.<text:span text:style-name="member0_5f_cpp">SendMessage</text:span><text:span text:style-name="symbol0_5f_cpp">(</text:span>M_LIBWIN_CLOSED<text:span text:style-name="symbol0_5f_cpp">)</text:span><text:span text:style-name="symbol4_5f_cpp">;</text:span></text:p>
      <text:p text:style-name="P43"><text:tab/><text:span text:style-name="keyword0_5f_cpp">return</text:span> <text:span text:style-name="keyword1_5f_cpp">true</text:span><text:span text:style-name="symbol4_5f_cpp">;</text:span></text:p>
      <text:p text:style-name="P43"><text:span text:style-name="symbol0_5f_cpp">}</text:span></text:p>
      <text:p text:style-name="P43"/>
      <text:p text:style-name="P43"/>
      <text:p text:style-name="P43"><text:span text:style-name="keyword3_5f_cpp">void</text:span></text:p>
      <text:p text:style-name="P43">LibraryWindow<text:span text:style-name="symbol4_5f_cpp">::</text:span><text:span text:style-name="member1_5f_cpp">MessageReceived</text:span><text:span text:style-name="symbol0_5f_cpp">(</text:span>BMessage <text:span text:style-name="symbol2_5f_cpp">*</text:span>msg<text:span text:style-name="symbol0_5f_cpp">)</text:span></text:p>
      <text:p text:style-name="P43"><text:span text:style-name="symbol0_5f_cpp">{</text:span></text:p>
      <text:p text:style-name="P43"><text:tab/><text:span text:style-name="keyword0_5f_cpp">switch</text:span> <text:span text:style-name="symbol0_5f_cpp">(</text:span>msg<text:span text:style-name="symbol2_5f_cpp">-</text:span><text:span text:style-name="symbol1_5f_cpp">&gt;</text:span>what<text:span text:style-name="symbol0_5f_cpp">)</text:span></text:p>
      <text:p text:style-name="P43"><text:tab/><text:span text:style-name="symbol0_5f_cpp">{</text:span></text:p>
      <text:p text:style-name="P43"><text:tab/><text:tab/><text:span text:style-name="keyword0_5f_cpp">case</text:span> M_TOGGLE_LIB<text:span text:style-name="symbol4_5f_cpp">:</text:span></text:p>
      <text:p text:style-name="P43"><text:tab/><text:tab/><text:span text:style-name="symbol0_5f_cpp">{</text:span></text:p>
      <text:p text:style-name="P43"><text:tab/><text:tab/><text:tab/><text:span text:style-name="keyword0_5f_cpp">if</text:span> <text:span text:style-name="symbol0_5f_cpp">(</text:span><text:span text:style-name="symbol3_5f_cpp">!</text:span>fProject<text:span text:style-name="symbol0_5f_cpp">)</text:span></text:p>
      <text:p text:style-name="P43"><text:tab/><text:tab/><text:tab/><text:tab/><text:span text:style-name="keyword0_5f_cpp">break</text:span><text:span text:style-name="symbol4_5f_cpp">;</text:span></text:p>
      <text:p text:style-name="P43"><text:tab/><text:tab/><text:tab/></text:p>
      <text:p text:style-name="P43"><text:tab/><text:tab/><text:tab/>entry_ref ref<text:span text:style-name="symbol4_5f_cpp">;</text:span></text:p>
      <text:p text:style-name="P43"><text:tab/><text:tab/><text:tab/>BString strpath<text:span text:style-name="symbol4_5f_cpp">;</text:span></text:p>
      <text:p text:style-name="P43"><text:tab/><text:tab/><text:tab/><text:span text:style-name="keyword0_5f_cpp">if</text:span> <text:span text:style-name="symbol0_5f_cpp">(</text:span>msg<text:span text:style-name="symbol2_5f_cpp">-</text:span><text:span text:style-name="symbol1_5f_cpp">&gt;</text:span>FindRef<text:span text:style-name="symbol0_5f_cpp">(</text:span><text:span text:style-name="string_5f_cpp">"ref"</text:span>,<text:span text:style-name="symbol3_5f_cpp">&amp;</text:span>ref<text:span text:style-name="symbol0_5f_cpp">)</text:span> <text:span text:style-name="symbol3_5f_cpp">!</text:span><text:span text:style-name="symbol1_5f_cpp">=</text:span> B_OK <text:span text:style-name="symbol3_5f_cpp">||</text:span></text:p>
      <text:p text:style-name="P43"><text:tab/><text:tab/><text:tab/><text:tab/>msg<text:span text:style-name="symbol2_5f_cpp">-</text:span><text:span text:style-name="symbol1_5f_cpp">&gt;</text:span>FindString<text:span text:style-name="symbol0_5f_cpp">(</text:span><text:span text:style-name="string_5f_cpp">"path"</text:span>,<text:span text:style-name="symbol3_5f_cpp">&amp;</text:span>strpath<text:span text:style-name="symbol0_5f_cpp">)</text:span> <text:span text:style-name="symbol3_5f_cpp">!</text:span><text:span text:style-name="symbol1_5f_cpp">=</text:span> B_OK<text:span text:style-name="symbol0_5f_cpp">)</text:span></text:p>
      <text:p text:style-name="P43"><text:tab/><text:tab/><text:tab/><text:tab/><text:span text:style-name="keyword0_5f_cpp">break</text:span><text:span text:style-name="symbol4_5f_cpp">;</text:span></text:p>
      <text:p text:style-name="P43"><text:tab/><text:tab/><text:tab/></text:p>
      <text:p text:style-name="P44"><text:tab/><text:tab/><text:tab/><text:span text:style-name="comment0_5f_cpp">// We're not using the ref's path to preserve symlinked</text:span></text:p>
      <text:p text:style-name="P44"><text:tab/><text:tab/><text:tab/><text:span text:style-name="comment0_5f_cpp">// folder names in the /boot/develop hierarchy. Both</text:span></text:p>
      <text:p text:style-name="P44"><text:tab/><text:tab/><text:tab/><text:span text:style-name="comment0_5f_cpp">// Haiku and Zeta do this.</text:span></text:p>
      <text:p text:style-name="P43"><text:tab/><text:tab/><text:tab/>BPath path<text:span text:style-name="symbol0_5f_cpp">(</text:span>strpath.<text:span text:style-name="member0_5f_cpp">String</text:span><text:span text:style-name="symbol0_5f_cpp">())</text:span><text:span text:style-name="symbol4_5f_cpp">;</text:span></text:p>
      <text:p text:style-name="P43"><text:tab/><text:tab/><text:tab/>path.<text:span text:style-name="member0_5f_cpp">Append</text:span><text:span text:style-name="symbol0_5f_cpp">(</text:span>ref.<text:span text:style-name="member0_5f_cpp">name</text:span><text:span text:style-name="symbol0_5f_cpp">)</text:span><text:span text:style-name="symbol4_5f_cpp">;</text:span></text:p>
      <text:p text:style-name="P43"><text:tab/><text:tab/><text:tab/><text:span text:style-name="keyword0_5f_cpp">if</text:span> <text:span text:style-name="symbol0_5f_cpp">(</text:span>fProject<text:span text:style-name="symbol2_5f_cpp">-</text:span><text:span text:style-name="symbol1_5f_cpp">&gt;</text:span>HasLibrary<text:span text:style-name="symbol0_5f_cpp">(</text:span>path.<text:span text:style-name="member0_5f_cpp">Path</text:span><text:span text:style-name="symbol0_5f_cpp">()))</text:span></text:p>
      <text:p text:style-name="P43"><text:tab/><text:tab/><text:tab/><text:tab/>fProject<text:span text:style-name="symbol2_5f_cpp">-</text:span><text:span text:style-name="symbol1_5f_cpp">&gt;</text:span>RemoveLibrary<text:span text:style-name="symbol0_5f_cpp">(</text:span>path.<text:span text:style-name="member0_5f_cpp">Path</text:span><text:span text:style-name="symbol0_5f_cpp">())</text:span><text:span text:style-name="symbol4_5f_cpp">;</text:span></text:p>
      <text:p text:style-name="P43"><text:tab/><text:tab/><text:tab/><text:span text:style-name="keyword0_5f_cpp">else</text:span></text:p>
      <text:p text:style-name="P43"><text:tab/><text:tab/><text:tab/><text:tab/>fProject<text:span text:style-name="symbol2_5f_cpp">-</text:span><text:span text:style-name="symbol1_5f_cpp">&gt;</text:span>AddLibrary<text:span text:style-name="symbol0_5f_cpp">(</text:span>path.<text:span text:style-name="member0_5f_cpp">Path</text:span><text:span text:style-name="symbol0_5f_cpp">())</text:span><text:span text:style-name="symbol4_5f_cpp">;</text:span></text:p>
      <text:p text:style-name="P43"><text:tab/><text:tab/><text:tab/><text:span text:style-name="keyword0_5f_cpp">break</text:span><text:span text:style-name="symbol4_5f_cpp">;</text:span></text:p>
      <text:p text:style-name="P43"><text:tab/><text:tab/><text:span text:style-name="symbol0_5f_cpp">}</text:span></text:p>
      <text:p text:style-name="P43"><text:tab/><text:tab/><text:span text:style-name="keyword0_5f_cpp">default</text:span><text:span text:style-name="symbol4_5f_cpp">:</text:span></text:p>
      <text:p text:style-name="CodeBlock"><text:span text:style-name="T33"><text:tab/><text:tab/></text:span><text:span text:style-name="symbol0_5f_cpp"><text:span text:style-name="T34">{</text:span></text:span></text:p>
      <text:p text:style-name="P43"><text:tab/><text:tab/><text:tab/>DWindow<text:span text:style-name="symbol4_5f_cpp">::</text:span><text:span text:style-name="member1_5f_cpp">MessageReceived</text:span><text:span text:style-name="symbol0_5f_cpp">(</text:span>msg<text:span text:style-name="symbol0_5f_cpp">)</text:span><text:span text:style-name="symbol4_5f_cpp">;</text:span></text:p>
      <text:p text:style-name="P43"><text:tab/><text:tab/><text:tab/><text:span text:style-name="keyword0_5f_cpp">break</text:span><text:span text:style-name="symbol4_5f_cpp">;</text:span></text:p>
      <text:p text:style-name="CodeBlock"><text:span text:style-name="T33"><text:tab/><text:tab/></text:span><text:span text:style-name="symbol0_5f_cpp"><text:span text:style-name="T34">}</text:span></text:span></text:p>
      <text:p text:style-name="P43"><text:tab/><text:span text:style-name="symbol0_5f_cpp">}</text:span></text:p>
      <text:p text:style-name="P43"><text:span text:style-name="symbol0_5f_cpp">}</text:span></text:p>
      <text:p text:style-name="P43"><text:soft-page-break/></text:p>
      <text:p text:style-name="P48"><text:span text:style-name="comment0_5f_cpp">// </text:span><text:span text:style-name="comment0_5f_cpp"><text:span text:style-name="T38">AddHeader </text:span></text:span><text:span text:style-name="comment0_5f_cpp"><text:span text:style-name="T39">appends a B</text:span></text:span><text:span text:style-name="comment0_5f_cpp"><text:span text:style-name="T40">S</text:span></text:span><text:span text:style-name="comment0_5f_cpp"><text:span text:style-name="T39">tringView as a </text:span></text:span><text:span text:style-name="comment0_5f_cpp"><text:span text:style-name="T40">label for the libraries in each</text:span></text:span></text:p>
      <text:p text:style-name="P48"><text:span text:style-name="comment0_5f_cpp"><text:span text:style-name="T40">// scanned folder. Note that Lock() and Unlock() are called because this</text:span></text:span></text:p>
      <text:p text:style-name="P48"><text:span text:style-name="comment0_5f_cpp"><text:span text:style-name="T40">// method is called from the scanner thread.</text:span></text:span></text:p>
      <text:p text:style-name="P43">BView <text:span text:style-name="symbol2_5f_cpp">*</text:span></text:p>
      <text:p text:style-name="P43">LibraryWindow<text:span text:style-name="symbol4_5f_cpp">::</text:span><text:span text:style-name="member1_5f_cpp">AddHeader</text:span><text:span text:style-name="symbol0_5f_cpp">(</text:span>BPoint location, <text:span text:style-name="keyword3_5f_cpp">const</text:span> <text:span text:style-name="keyword3_5f_cpp">char</text:span> <text:span text:style-name="symbol2_5f_cpp">*</text:span>label<text:span text:style-name="symbol0_5f_cpp">)</text:span></text:p>
      <text:p text:style-name="P43"><text:span text:style-name="symbol0_5f_cpp">{</text:span></text:p>
      <text:p text:style-name="P43"><text:tab/>Lock<text:span text:style-name="symbol0_5f_cpp">()</text:span><text:span text:style-name="symbol4_5f_cpp">;</text:span></text:p>
      <text:p text:style-name="P43"><text:tab/>BRect r<text:span text:style-name="symbol0_5f_cpp">(</text:span>location.<text:span text:style-name="member0_5f_cpp">x</text:span>,location.<text:span text:style-name="member0_5f_cpp">y</text:span>,location.<text:span text:style-name="member0_5f_cpp">x</text:span> <text:span text:style-name="symbol2_5f_cpp">+</text:span> <text:span text:style-name="number_5f_cpp">1</text:span>, location.<text:span text:style-name="member0_5f_cpp">y</text:span> <text:span text:style-name="symbol2_5f_cpp">+</text:span> <text:span text:style-name="number_5f_cpp">1</text:span><text:span text:style-name="symbol0_5f_cpp">)</text:span><text:span text:style-name="symbol4_5f_cpp">;</text:span></text:p>
      <text:p text:style-name="P43"><text:tab/>BStringView <text:span text:style-name="symbol2_5f_cpp">*</text:span>header <text:span text:style-name="symbol1_5f_cpp">=</text:span> <text:span text:style-name="keyword2_5f_cpp">new</text:span> BStringView<text:span text:style-name="symbol0_5f_cpp">(</text:span>r,<text:span text:style-name="string_5f_cpp">"header"</text:span>,label<text:span text:style-name="symbol0_5f_cpp">)</text:span><text:span text:style-name="symbol4_5f_cpp">;</text:span></text:p>
      <text:p text:style-name="P43"><text:tab/>fCheckList<text:span text:style-name="symbol2_5f_cpp">-</text:span><text:span text:style-name="symbol1_5f_cpp">&gt;</text:span>AddChild<text:span text:style-name="symbol0_5f_cpp">(</text:span>header<text:span text:style-name="symbol0_5f_cpp">)</text:span><text:span text:style-name="symbol4_5f_cpp">;</text:span></text:p>
      <text:p text:style-name="P43"><text:tab/>header<text:span text:style-name="symbol2_5f_cpp">-</text:span><text:span text:style-name="symbol1_5f_cpp">&gt;</text:span>SetFont<text:span text:style-name="symbol0_5f_cpp">(</text:span>be_bold_font<text:span text:style-name="symbol0_5f_cpp">)</text:span><text:span text:style-name="symbol4_5f_cpp">;</text:span></text:p>
      <text:p text:style-name="P43"><text:tab/>header<text:span text:style-name="symbol2_5f_cpp">-</text:span><text:span text:style-name="symbol1_5f_cpp">&gt;</text:span>SetHighColor<text:span text:style-name="symbol0_5f_cpp">(</text:span><text:span text:style-name="number_5f_cpp">0</text:span>,<text:span text:style-name="number_5f_cpp">0</text:span>,<text:span text:style-name="number_5f_cpp">255</text:span><text:span text:style-name="symbol0_5f_cpp">)</text:span><text:span text:style-name="symbol4_5f_cpp">;</text:span></text:p>
      <text:p text:style-name="P43"><text:tab/>header<text:span text:style-name="symbol2_5f_cpp">-</text:span><text:span text:style-name="symbol1_5f_cpp">&gt;</text:span>ResizeToPreferred<text:span text:style-name="symbol0_5f_cpp">()</text:span><text:span text:style-name="symbol4_5f_cpp">;</text:span></text:p>
      <text:p text:style-name="P43"><text:tab/>Unlock<text:span text:style-name="symbol0_5f_cpp">()</text:span><text:span text:style-name="symbol4_5f_cpp">;</text:span></text:p>
      <text:p text:style-name="P43"><text:tab/></text:p>
      <text:p text:style-name="P43"><text:tab/><text:span text:style-name="keyword0_5f_cpp">return</text:span> header<text:span text:style-name="symbol4_5f_cpp">;</text:span></text:p>
      <text:p text:style-name="P43"><text:span text:style-name="symbol0_5f_cpp">}</text:span></text:p>
      <text:p text:style-name="P43"/>
      <text:p text:style-name="P43"/>
      <text:p text:style-name="P43">BRect</text:p>
      <text:p text:style-name="P48">LibraryWindow<text:span text:style-name="symbol4_5f_cpp">::</text:span><text:span text:style-name="member1_5f_cpp">ScanFolder</text:span><text:span text:style-name="symbol0_5f_cpp">(</text:span>BPoint location, <text:span text:style-name="keyword3_5f_cpp">const</text:span> <text:span text:style-name="keyword3_5f_cpp">char</text:span> <text:span text:style-name="symbol2_5f_cpp">*</text:span>path,</text:p>
      <text:p text:style-name="P48"><text:tab/><text:tab/><text:tab/><text:tab/><text:span text:style-name="keyword3_5f_cpp">float</text:span> <text:span text:style-name="symbol2_5f_cpp">*</text:span>maxwidth<text:span text:style-name="symbol0_5f_cpp">)</text:span></text:p>
      <text:p text:style-name="P43"><text:span text:style-name="symbol0_5f_cpp">{</text:span></text:p>
      <text:p text:style-name="P43"><text:tab/><text:span text:style-name="comment0_5f_cpp">// </text:span><text:span text:style-name="comment0_5f_cpp"><text:span text:style-name="T40">This method does all of the hard work for the scanner thread.</text:span></text:span></text:p>
      <text:p text:style-name="P43"><text:span text:style-name="T40"><text:tab/></text:span><text:span text:style-name="comment0_5f_cpp"><text:span text:style-name="T40">// Given a location to start appending items in the window and a</text:span></text:span></text:p>
      <text:p text:style-name="P43"><text:span text:style-name="T40"><text:tab/></text:span><text:span text:style-name="comment0_5f_cpp"><text:span text:style-name="T40">// path, it creates a list of BCheckbox items. It also takes extra</text:span></text:span></text:p>
      <text:p text:style-name="P43"><text:span text:style-name="T40"><text:tab/></text:span><text:span text:style-name="comment0_5f_cpp"><text:span text:style-name="T40">// care to make sure that it does not resolve symbolic links to</text:span></text:span></text:p>
      <text:p text:style-name="P43"><text:span text:style-name="T40"><text:tab/></text:span><text:span text:style-name="comment0_5f_cpp"><text:span text:style-name="T40">// directories. Haiku and Zeta both use them for purposes of</text:span></text:span></text:p>
      <text:p text:style-name="P43"><text:span text:style-name="T40"><text:tab/></text:span><text:span text:style-name="comment0_5f_cpp"><text:span text:style-name="T40">// backward compatibility.</text:span></text:span></text:p>
      <text:p text:style-name="P43"><text:tab/>BDirectory dir<text:span text:style-name="symbol0_5f_cpp">(</text:span>path<text:span text:style-name="symbol0_5f_cpp">)</text:span><text:span text:style-name="symbol4_5f_cpp">;</text:span></text:p>
      <text:p text:style-name="P43"><text:tab/><text:span text:style-name="keyword0_5f_cpp">if</text:span> <text:span text:style-name="symbol0_5f_cpp">(</text:span>dir.<text:span text:style-name="member0_5f_cpp">InitCheck</text:span><text:span text:style-name="symbol0_5f_cpp">()</text:span> <text:span text:style-name="symbol3_5f_cpp">!</text:span><text:span text:style-name="symbol1_5f_cpp">=</text:span> B_OK<text:span text:style-name="symbol0_5f_cpp">)</text:span></text:p>
      <text:p text:style-name="P43"><text:tab/><text:tab/><text:span text:style-name="keyword0_5f_cpp">return</text:span> BRect<text:span text:style-name="symbol0_5f_cpp">(</text:span><text:span text:style-name="number_5f_cpp">0</text:span>,<text:span text:style-name="number_5f_cpp">0</text:span>,<text:span text:style-name="symbol2_5f_cpp">-</text:span><text:span text:style-name="number_5f_cpp">1</text:span>,<text:span text:style-name="symbol2_5f_cpp">-</text:span><text:span text:style-name="number_5f_cpp">1</text:span><text:span text:style-name="symbol0_5f_cpp">)</text:span><text:span text:style-name="symbol4_5f_cpp">;</text:span></text:p>
      <text:p text:style-name="P43"><text:tab/></text:p>
      <text:p text:style-name="P43"><text:tab/><text:span text:style-name="keyword3_5f_cpp">float</text:span> width <text:span text:style-name="symbol1_5f_cpp">=</text:span> <text:span text:style-name="number_5f_cpp">0.0</text:span><text:span text:style-name="symbol4_5f_cpp">;</text:span></text:p>
      <text:p text:style-name="P43"><text:tab/>dir.<text:span text:style-name="member0_5f_cpp">Rewind</text:span><text:span text:style-name="symbol0_5f_cpp">()</text:span><text:span text:style-name="symbol4_5f_cpp">;</text:span></text:p>
      <text:p text:style-name="P43"><text:tab/>entry_ref ref<text:span text:style-name="symbol4_5f_cpp">;</text:span></text:p>
      <text:p text:style-name="P43"><text:tab/>BRect r<text:span text:style-name="symbol0_5f_cpp">(</text:span>location.<text:span text:style-name="member0_5f_cpp">x</text:span>,location.<text:span text:style-name="member0_5f_cpp">y</text:span>,location.<text:span text:style-name="member0_5f_cpp">x</text:span> <text:span text:style-name="symbol2_5f_cpp">+</text:span> <text:span text:style-name="number_5f_cpp">1</text:span>,location.<text:span text:style-name="member0_5f_cpp">y</text:span> <text:span text:style-name="symbol2_5f_cpp">+</text:span> <text:span text:style-name="number_5f_cpp">1</text:span><text:span text:style-name="symbol0_5f_cpp">)</text:span><text:span text:style-name="symbol4_5f_cpp">;</text:span></text:p>
      <text:p text:style-name="P43"><text:tab/><text:span text:style-name="keyword0_5f_cpp">while</text:span> <text:span text:style-name="symbol0_5f_cpp">(</text:span>dir.<text:span text:style-name="member0_5f_cpp">GetNextRef</text:span><text:span text:style-name="symbol0_5f_cpp">(</text:span><text:span text:style-name="symbol3_5f_cpp">&amp;</text:span>ref<text:span text:style-name="symbol0_5f_cpp">)</text:span> <text:span text:style-name="symbol1_5f_cpp">==</text:span> B_OK<text:span text:style-name="symbol0_5f_cpp">)</text:span></text:p>
      <text:p text:style-name="P43"><text:tab/><text:span text:style-name="symbol0_5f_cpp">{</text:span></text:p>
      <text:p text:style-name="P43"><text:tab/><text:tab/>BString str<text:span text:style-name="symbol0_5f_cpp">(</text:span>ref.<text:span text:style-name="member0_5f_cpp">name</text:span><text:span text:style-name="symbol0_5f_cpp">)</text:span><text:span text:style-name="symbol4_5f_cpp">;</text:span></text:p>
      <text:p text:style-name="P43"><text:tab/><text:tab/><text:span text:style-name="keyword0_5f_cpp">if</text:span> <text:span text:style-name="symbol0_5f_cpp">(</text:span>str.<text:span text:style-name="member0_5f_cpp">FindLast</text:span><text:span text:style-name="symbol0_5f_cpp">(</text:span><text:span text:style-name="string_5f_cpp">".so"</text:span><text:span text:style-name="symbol0_5f_cpp">)</text:span> <text:span text:style-name="symbol1_5f_cpp">&lt;</text:span> <text:span text:style-name="number_5f_cpp">0</text:span> <text:span text:style-name="symbol3_5f_cpp">&amp;&amp;</text:span> str.<text:span text:style-name="member0_5f_cpp">FindLast</text:span><text:span text:style-name="symbol0_5f_cpp">(</text:span><text:span text:style-name="string_5f_cpp">".a"</text:span><text:span text:style-name="symbol0_5f_cpp">)</text:span> <text:span text:style-name="symbol1_5f_cpp">&lt;</text:span> <text:span text:style-name="number_5f_cpp">0</text:span><text:span text:style-name="symbol0_5f_cpp">)</text:span></text:p>
      <text:p text:style-name="P43"><text:tab/><text:tab/><text:tab/><text:span text:style-name="keyword0_5f_cpp">continue</text:span><text:span text:style-name="symbol4_5f_cpp">;</text:span></text:p>
      <text:p text:style-name="P43"><text:tab/><text:tab/></text:p>
      <text:p text:style-name="P43"><text:tab/><text:tab/>Lock<text:span text:style-name="symbol0_5f_cpp">()</text:span><text:span text:style-name="symbol4_5f_cpp">;</text:span><text:tab/></text:p>
      <text:p text:style-name="P43"><text:tab/><text:tab/>BMessage <text:span text:style-name="symbol2_5f_cpp">*</text:span>msg <text:span text:style-name="symbol1_5f_cpp">=</text:span> <text:span text:style-name="keyword2_5f_cpp">new</text:span> BMessage<text:span text:style-name="symbol0_5f_cpp">(</text:span>M_TOGGLE_LIB<text:span text:style-name="symbol0_5f_cpp">)</text:span><text:span text:style-name="symbol4_5f_cpp">;</text:span></text:p>
      <text:p text:style-name="P43"><text:tab/><text:tab/>msg<text:span text:style-name="symbol2_5f_cpp">-</text:span><text:span text:style-name="symbol1_5f_cpp">&gt;</text:span>AddRef<text:span text:style-name="symbol0_5f_cpp">(</text:span><text:span text:style-name="string_5f_cpp">"ref"</text:span>,<text:span text:style-name="symbol3_5f_cpp">&amp;</text:span>ref<text:span text:style-name="symbol0_5f_cpp">)</text:span><text:span text:style-name="symbol4_5f_cpp">;</text:span></text:p>
      <text:p text:style-name="P43"><text:tab/><text:tab/>msg<text:span text:style-name="symbol2_5f_cpp">-</text:span><text:span text:style-name="symbol1_5f_cpp">&gt;</text:span>AddString<text:span text:style-name="symbol0_5f_cpp">(</text:span><text:span text:style-name="string_5f_cpp">"path"</text:span>,path<text:span text:style-name="symbol0_5f_cpp">)</text:span><text:span text:style-name="symbol4_5f_cpp">;</text:span></text:p>
      <text:p text:style-name="P43"><text:tab/><text:tab/>BCheckBox <text:span text:style-name="symbol2_5f_cpp">*</text:span>box <text:span text:style-name="symbol1_5f_cpp">=</text:span> <text:span text:style-name="keyword2_5f_cpp">new</text:span> BCheckBox<text:span text:style-name="symbol0_5f_cpp">(</text:span>r,ref.<text:span text:style-name="member0_5f_cpp">name</text:span>,ref.<text:span text:style-name="member0_5f_cpp">name</text:span>,msg<text:span text:style-name="symbol0_5f_cpp">)</text:span><text:span text:style-name="symbol4_5f_cpp">;</text:span></text:p>
      <text:p text:style-name="P43"><text:tab/><text:tab/>box<text:span text:style-name="symbol2_5f_cpp">-</text:span><text:span text:style-name="symbol1_5f_cpp">&gt;</text:span>ResizeToPreferred<text:span text:style-name="symbol0_5f_cpp">()</text:span><text:span text:style-name="symbol4_5f_cpp">;</text:span></text:p>
      <text:p text:style-name="P43"><text:tab/><text:tab/>r <text:span text:style-name="symbol1_5f_cpp">=</text:span> box<text:span text:style-name="symbol2_5f_cpp">-</text:span><text:span text:style-name="symbol1_5f_cpp">&gt;</text:span>Frame<text:span text:style-name="symbol0_5f_cpp">()</text:span><text:span text:style-name="symbol4_5f_cpp">;</text:span></text:p>
      <text:p text:style-name="P43"><text:tab/><text:tab/>fCheckList<text:span text:style-name="symbol2_5f_cpp">-</text:span><text:span text:style-name="symbol1_5f_cpp">&gt;</text:span>AddChild<text:span text:style-name="symbol0_5f_cpp">(</text:span>box<text:span text:style-name="symbol0_5f_cpp">)</text:span><text:span text:style-name="symbol4_5f_cpp">;</text:span></text:p>
      <text:p text:style-name="P43"><text:tab/><text:tab/>fSystemLibs.<text:span text:style-name="member0_5f_cpp">AddItem</text:span><text:span text:style-name="symbol0_5f_cpp">(</text:span>box<text:span text:style-name="symbol0_5f_cpp">)</text:span><text:span text:style-name="symbol4_5f_cpp">;</text:span></text:p>
      <text:p text:style-name="P43"><text:tab/><text:tab/></text:p>
      <text:p text:style-name="P43"><text:tab/><text:tab/><text:span text:style-name="comment0_5f_cpp">// Make sure that there isn't any </text:span><text:span text:style-name="comment0_5f_cpp"><text:span text:style-name="T41">symlink </text:span></text:span><text:span text:style-name="comment0_5f_cpp">normalization</text:span></text:p>
      <text:p text:style-name="P43"><text:tab/><text:tab/>BPath dirpath<text:span text:style-name="symbol0_5f_cpp">(</text:span>path<text:span text:style-name="symbol0_5f_cpp">)</text:span><text:span text:style-name="symbol4_5f_cpp">;</text:span></text:p>
      <text:p text:style-name="P43"><text:tab/><text:tab/>dirpath.<text:span text:style-name="member0_5f_cpp">Append</text:span><text:span text:style-name="symbol0_5f_cpp">(</text:span>ref.<text:span text:style-name="member0_5f_cpp">name</text:span><text:span text:style-name="symbol0_5f_cpp">)</text:span><text:span text:style-name="symbol4_5f_cpp">;</text:span></text:p>
      <text:p text:style-name="P43"><text:tab/><text:tab/></text:p>
      <text:p text:style-name="P43"><text:tab/><text:tab/><text:span text:style-name="keyword0_5f_cpp">if</text:span> <text:span text:style-name="symbol0_5f_cpp">(</text:span>fProject <text:span text:style-name="symbol3_5f_cpp">&amp;&amp;</text:span> fProject<text:span text:style-name="symbol2_5f_cpp">-</text:span><text:span text:style-name="symbol1_5f_cpp">&gt;</text:span>HasLibrary<text:span text:style-name="symbol0_5f_cpp">(</text:span>dirpath.<text:span text:style-name="member0_5f_cpp">Path</text:span><text:span text:style-name="symbol0_5f_cpp">()))</text:span></text:p>
      <text:p text:style-name="P43"><text:soft-page-break/><text:tab/><text:tab/><text:tab/>box<text:span text:style-name="symbol2_5f_cpp">-</text:span><text:span text:style-name="symbol1_5f_cpp">&gt;</text:span>SetValue<text:span text:style-name="symbol0_5f_cpp">(</text:span>B_CONTROL_ON<text:span text:style-name="symbol0_5f_cpp">)</text:span><text:span text:style-name="symbol4_5f_cpp">;</text:span></text:p>
      <text:p text:style-name="P43"><text:tab/><text:tab/><text:span text:style-name="keyword0_5f_cpp">else</text:span></text:p>
      <text:p text:style-name="P43"><text:tab/><text:tab/><text:tab/>box<text:span text:style-name="symbol2_5f_cpp">-</text:span><text:span text:style-name="symbol1_5f_cpp">&gt;</text:span>SetValue<text:span text:style-name="symbol0_5f_cpp">(</text:span>B_CONTROL_OFF<text:span text:style-name="symbol0_5f_cpp">)</text:span><text:span text:style-name="symbol4_5f_cpp">;</text:span></text:p>
      <text:p text:style-name="P43"><text:tab/><text:tab/>Unlock<text:span text:style-name="symbol0_5f_cpp">()</text:span><text:span text:style-name="symbol4_5f_cpp">;</text:span></text:p>
      <text:p text:style-name="P43"><text:tab/><text:tab/></text:p>
      <text:p text:style-name="P43"><text:tab/><text:tab/></text:p>
      <text:p text:style-name="P43"><text:tab/><text:tab/>width <text:span text:style-name="symbol1_5f_cpp">=</text:span> MAX<text:span text:style-name="symbol0_5f_cpp">(</text:span>r.<text:span text:style-name="member0_5f_cpp">right</text:span>,width<text:span text:style-name="symbol0_5f_cpp">)</text:span><text:span text:style-name="symbol4_5f_cpp">;</text:span></text:p>
      <text:p text:style-name="P43"><text:tab/><text:tab/>r.<text:span text:style-name="member0_5f_cpp">OffsetBy</text:span><text:span text:style-name="symbol0_5f_cpp">(</text:span><text:span text:style-name="number_5f_cpp">0</text:span>,r.<text:span text:style-name="member0_5f_cpp">Height</text:span><text:span text:style-name="symbol0_5f_cpp">())</text:span><text:span text:style-name="symbol4_5f_cpp">;</text:span></text:p>
      <text:p text:style-name="P43"><text:tab/><text:span text:style-name="symbol0_5f_cpp">}</text:span></text:p>
      <text:p text:style-name="P43"><text:tab/><text:span text:style-name="symbol2_5f_cpp">*</text:span>maxwidth <text:span text:style-name="symbol1_5f_cpp">=</text:span> width<text:span text:style-name="symbol4_5f_cpp">;</text:span></text:p>
      <text:p text:style-name="P43"><text:tab/><text:span text:style-name="keyword0_5f_cpp">return</text:span> r<text:span text:style-name="symbol4_5f_cpp">;</text:span></text:p>
      <text:p text:style-name="P43"><text:span text:style-name="symbol0_5f_cpp">}</text:span></text:p>
      <text:p text:style-name="P43"/>
      <text:p text:style-name="P43"/>
      <text:p text:style-name="P43">int32</text:p>
      <text:p text:style-name="P43">LibraryWindow<text:span text:style-name="symbol4_5f_cpp">::</text:span><text:span text:style-name="member1_5f_cpp">ScanThread</text:span><text:span text:style-name="symbol0_5f_cpp">(</text:span><text:span text:style-name="keyword3_5f_cpp">void</text:span> <text:span text:style-name="symbol2_5f_cpp">*</text:span>data<text:span text:style-name="symbol0_5f_cpp">)</text:span></text:p>
      <text:p text:style-name="P43"><text:span text:style-name="symbol0_5f_cpp">{</text:span></text:p>
      <text:p text:style-name="P43"><text:tab/><text:span text:style-name="comment0_5f_cpp">// </text:span><text:span text:style-name="comment0_5f_cpp"><text:span text:style-name="T41">This is the scanner thread. It scans the contents of 3 directories</text:span></text:span></text:p>
      <text:p text:style-name="P49"><text:span text:style-name="T41"><text:tab/></text:span><text:span text:style-name="comment0_5f_cpp"><text:span text:style-name="T41">// on the system: the common/develop directory, the common library</text:span></text:span></text:p>
      <text:p text:style-name="P49"><text:span text:style-name="T41"><text:tab/></text:span><text:span text:style-name="comment0_5f_cpp"><text:span text:style-name="T41">// directory when run on Haiku, and the user's library directory.</text:span></text:span></text:p>
      <text:p text:style-name="P43"><text:tab/>LibraryWindow <text:span text:style-name="symbol2_5f_cpp">*</text:span>win <text:span text:style-name="symbol1_5f_cpp">=</text:span> <text:span text:style-name="symbol0_5f_cpp">(</text:span>LibraryWindow <text:span text:style-name="symbol2_5f_cpp">*</text:span><text:span text:style-name="symbol0_5f_cpp">)</text:span>data<text:span text:style-name="symbol4_5f_cpp">;</text:span></text:p>
      <text:p text:style-name="P43"/>
      <text:p text:style-name="P43"><text:tab/><text:span text:style-name="keyword3_5f_cpp">float</text:span> maxwidth<text:span text:style-name="symbol4_5f_cpp">;</text:span></text:p>
      <text:p text:style-name="P43"><text:tab/>BRect r<text:span text:style-name="symbol0_5f_cpp">(</text:span><text:span text:style-name="number_5f_cpp">5</text:span>,<text:span text:style-name="number_5f_cpp">5</text:span>,<text:span text:style-name="number_5f_cpp">105</text:span>,<text:span text:style-name="number_5f_cpp">20</text:span><text:span text:style-name="symbol0_5f_cpp">)</text:span><text:span text:style-name="symbol4_5f_cpp">;</text:span></text:p>
      <text:p text:style-name="P43"><text:tab/></text:p>
      <text:p text:style-name="P45"><text:tab/>BView <text:span text:style-name="symbol2_5f_cpp">*</text:span>systemheader <text:span text:style-name="symbol1_5f_cpp">=</text:span> win<text:span text:style-name="symbol2_5f_cpp">-</text:span><text:span text:style-name="symbol1_5f_cpp">&gt;</text:span>AddHeader<text:span text:style-name="symbol0_5f_cpp">(</text:span>r.<text:span text:style-name="member0_5f_cpp">LeftTop</text:span><text:span text:style-name="symbol0_5f_cpp">()</text:span>,</text:p>
      <text:p text:style-name="P45"><text:tab/><text:tab/><text:tab/><text:tab/><text:tab/><text:tab/><text:tab/><text:span text:style-name="string_5f_cpp">"System Libraries:"</text:span><text:span text:style-name="symbol0_5f_cpp">)</text:span><text:span text:style-name="symbol4_5f_cpp">;</text:span></text:p>
      <text:p text:style-name="P43"><text:tab/></text:p>
      <text:p text:style-name="P43"><text:tab/>win<text:span text:style-name="symbol2_5f_cpp">-</text:span><text:span text:style-name="symbol1_5f_cpp">&gt;</text:span>Lock<text:span text:style-name="symbol0_5f_cpp">()</text:span><text:span text:style-name="symbol4_5f_cpp">;</text:span></text:p>
      <text:p text:style-name="P43"><text:tab/>r <text:span text:style-name="symbol1_5f_cpp">=</text:span> systemheader<text:span text:style-name="symbol2_5f_cpp">-</text:span><text:span text:style-name="symbol1_5f_cpp">&gt;</text:span>Frame<text:span text:style-name="symbol0_5f_cpp">()</text:span><text:span text:style-name="symbol4_5f_cpp">;</text:span></text:p>
      <text:p text:style-name="P43"><text:tab/>win<text:span text:style-name="symbol2_5f_cpp">-</text:span><text:span text:style-name="symbol1_5f_cpp">&gt;</text:span>Unlock<text:span text:style-name="symbol0_5f_cpp">()</text:span><text:span text:style-name="symbol4_5f_cpp">;</text:span></text:p>
      <text:p text:style-name="P43"><text:tab/>maxwidth <text:span text:style-name="symbol1_5f_cpp">=</text:span> r.<text:span text:style-name="member0_5f_cpp">right</text:span><text:span text:style-name="symbol4_5f_cpp">;</text:span></text:p>
      <text:p text:style-name="P43"><text:tab/></text:p>
      <text:p text:style-name="P43"><text:tab/>r.<text:span text:style-name="member0_5f_cpp">OffsetBy</text:span><text:span text:style-name="symbol0_5f_cpp">(</text:span><text:span text:style-name="number_5f_cpp">0</text:span>,r.<text:span text:style-name="member0_5f_cpp">Height</text:span><text:span text:style-name="symbol0_5f_cpp">()</text:span> <text:span text:style-name="symbol2_5f_cpp">+</text:span> <text:span text:style-name="number_5f_cpp">10</text:span><text:span text:style-name="symbol0_5f_cpp">)</text:span><text:span text:style-name="symbol4_5f_cpp">;</text:span></text:p>
      <text:p text:style-name="P43"><text:tab/></text:p>
      <text:p text:style-name="P43"><text:tab/>DPath sysPath <text:span text:style-name="symbol1_5f_cpp">=</text:span> GetSystemPath<text:span text:style-name="symbol0_5f_cpp">(</text:span>B_COMMON_DEVELOP_DIRECTORY<text:span text:style-name="symbol0_5f_cpp">)</text:span><text:span text:style-name="symbol4_5f_cpp">;</text:span></text:p>
      <text:p text:style-name="P43"><text:tab/>sysPath <text:span text:style-name="symbol1_5f_cpp">&lt;&lt;</text:span> <text:span text:style-name="string_5f_cpp">"lib/x86"</text:span><text:span text:style-name="symbol4_5f_cpp">;</text:span></text:p>
      <text:p text:style-name="P45"><text:tab/>BRect out <text:span text:style-name="symbol1_5f_cpp">=</text:span> win<text:span text:style-name="symbol2_5f_cpp">-</text:span><text:span text:style-name="symbol1_5f_cpp">&gt;</text:span>ScanFolder<text:span text:style-name="symbol0_5f_cpp">(</text:span>r.<text:span text:style-name="member0_5f_cpp">LeftTop</text:span><text:span text:style-name="symbol0_5f_cpp">()</text:span>, sysPath.<text:span text:style-name="member0_5f_cpp">GetFullPath</text:span><text:span text:style-name="symbol0_5f_cpp">()</text:span>,</text:p>
      <text:p text:style-name="P45"><text:tab/><text:tab/><text:tab/><text:tab/><text:tab/><text:tab/><text:span text:style-name="symbol3_5f_cpp">&amp;</text:span>maxwidth<text:span text:style-name="symbol0_5f_cpp">)</text:span><text:span text:style-name="symbol4_5f_cpp">;</text:span></text:p>
      <text:p text:style-name="P43"><text:tab/><text:span text:style-name="keyword0_5f_cpp">if</text:span> <text:span text:style-name="symbol0_5f_cpp">(</text:span>out <text:span text:style-name="symbol3_5f_cpp">!</text:span><text:span text:style-name="symbol1_5f_cpp">=</text:span> BRect<text:span text:style-name="symbol0_5f_cpp">(</text:span><text:span text:style-name="number_5f_cpp">0</text:span>,<text:span text:style-name="number_5f_cpp">0</text:span>,<text:span text:style-name="symbol2_5f_cpp">-</text:span><text:span text:style-name="number_5f_cpp">1</text:span>,<text:span text:style-name="symbol2_5f_cpp">-</text:span><text:span text:style-name="number_5f_cpp">1</text:span><text:span text:style-name="symbol0_5f_cpp">))</text:span><text:span text:style-name="symbol4_5f_cpp">;</text:span></text:p>
      <text:p text:style-name="P43"><text:tab/><text:span text:style-name="symbol0_5f_cpp">{</text:span></text:p>
      <text:p text:style-name="P43"><text:tab/><text:tab/>r <text:span text:style-name="symbol1_5f_cpp">=</text:span> out<text:span text:style-name="symbol4_5f_cpp">;</text:span></text:p>
      <text:p text:style-name="P43"><text:tab/><text:tab/>r.<text:span text:style-name="member0_5f_cpp">OffsetBy</text:span><text:span text:style-name="symbol0_5f_cpp">(</text:span><text:span text:style-name="number_5f_cpp">0</text:span>,<text:span text:style-name="number_5f_cpp">10</text:span><text:span text:style-name="symbol0_5f_cpp">)</text:span><text:span text:style-name="symbol4_5f_cpp">;</text:span></text:p>
      <text:p text:style-name="P43"><text:tab/><text:span text:style-name="symbol0_5f_cpp">}</text:span></text:p>
      <text:p text:style-name="P43"><text:tab/></text:p>
      <text:p text:style-name="P43"><text:tab/><text:span text:style-name="keyword0_5f_cpp">if</text:span> <text:span text:style-name="symbol0_5f_cpp">(</text:span>gPlatform <text:span text:style-name="symbol1_5f_cpp">==</text:span> PLATFORM_HAIKU <text:span text:style-name="symbol3_5f_cpp">||</text:span> gPlatform <text:span text:style-name="symbol1_5f_cpp">==</text:span> PLATFORM_HAIKU_GCC4<text:span text:style-name="symbol0_5f_cpp">)</text:span></text:p>
      <text:p text:style-name="P43"><text:tab/><text:span text:style-name="symbol0_5f_cpp">{</text:span></text:p>
      <text:p text:style-name="P45"><text:tab/><text:tab/>BView <text:span text:style-name="symbol2_5f_cpp">*</text:span>commonheader <text:span text:style-name="symbol1_5f_cpp">=</text:span> win<text:span text:style-name="symbol2_5f_cpp">-</text:span><text:span text:style-name="symbol1_5f_cpp">&gt;</text:span>AddHeader<text:span text:style-name="symbol0_5f_cpp">(</text:span>r.<text:span text:style-name="member0_5f_cpp">LeftTop</text:span><text:span text:style-name="symbol0_5f_cpp">()</text:span>,</text:p>
      <text:p text:style-name="P45"><text:tab/><text:tab/><text:tab/><text:tab/><text:tab/><text:tab/><text:tab/><text:tab/><text:span text:style-name="string_5f_cpp">"Common Libraries:"</text:span><text:span text:style-name="symbol0_5f_cpp">)</text:span><text:span text:style-name="symbol4_5f_cpp">;</text:span></text:p>
      <text:p text:style-name="P43"><text:tab/><text:tab/>win<text:span text:style-name="symbol2_5f_cpp">-</text:span><text:span text:style-name="symbol1_5f_cpp">&gt;</text:span>Lock<text:span text:style-name="symbol0_5f_cpp">()</text:span><text:span text:style-name="symbol4_5f_cpp">;</text:span></text:p>
      <text:p text:style-name="P43"><text:tab/><text:tab/>r <text:span text:style-name="symbol1_5f_cpp">=</text:span> commonheader<text:span text:style-name="symbol2_5f_cpp">-</text:span><text:span text:style-name="symbol1_5f_cpp">&gt;</text:span>Frame<text:span text:style-name="symbol0_5f_cpp">()</text:span><text:span text:style-name="symbol4_5f_cpp">;</text:span></text:p>
      <text:p text:style-name="P43"><text:tab/><text:tab/>win<text:span text:style-name="symbol2_5f_cpp">-</text:span><text:span text:style-name="symbol1_5f_cpp">&gt;</text:span>Unlock<text:span text:style-name="symbol0_5f_cpp">()</text:span><text:span text:style-name="symbol4_5f_cpp">;</text:span></text:p>
      <text:p text:style-name="P43"><text:tab/><text:tab/>maxwidth <text:span text:style-name="symbol1_5f_cpp">=</text:span> MAX<text:span text:style-name="symbol0_5f_cpp">(</text:span>r.<text:span text:style-name="member0_5f_cpp">right</text:span>,maxwidth<text:span text:style-name="symbol0_5f_cpp">)</text:span><text:span text:style-name="symbol4_5f_cpp">;</text:span></text:p>
      <text:p text:style-name="P43"><text:tab/><text:tab/></text:p>
      <text:p text:style-name="P43"><text:tab/><text:tab/>r.<text:span text:style-name="member0_5f_cpp">OffsetBy</text:span><text:span text:style-name="symbol0_5f_cpp">(</text:span><text:span text:style-name="number_5f_cpp">0</text:span>,r.<text:span text:style-name="member0_5f_cpp">Height</text:span><text:span text:style-name="symbol0_5f_cpp">()</text:span> <text:span text:style-name="symbol2_5f_cpp">+</text:span> <text:span text:style-name="number_5f_cpp">10</text:span><text:span text:style-name="symbol0_5f_cpp">)</text:span><text:span text:style-name="symbol4_5f_cpp">;</text:span></text:p>
      <text:p text:style-name="P43"><text:tab/><text:tab/></text:p>
      <text:p text:style-name="P46"><text:tab/><text:tab/>out <text:span text:style-name="symbol1_5f_cpp">=</text:span> win<text:span text:style-name="symbol2_5f_cpp">-</text:span><text:span text:style-name="symbol1_5f_cpp">&gt;</text:span>ScanFolder<text:span text:style-name="symbol0_5f_cpp">(</text:span>r.<text:span text:style-name="member0_5f_cpp">LeftTop</text:span><text:span text:style-name="symbol0_5f_cpp">()</text:span>,</text:p>
      <text:p text:style-name="P46"><text:tab/><text:tab/><text:tab/>GetSystemPath<text:span text:style-name="symbol0_5f_cpp">(</text:span>B_COMMON_LIB_DIRECTORY<text:span text:style-name="symbol0_5f_cpp">)</text:span>.<text:span text:style-name="member0_5f_cpp">GetFullPath</text:span><text:span text:style-name="symbol0_5f_cpp">()</text:span>,</text:p>
      <text:p text:style-name="P43"><text:tab/><text:tab/><text:tab/><text:tab/><text:tab/><text:span text:style-name="symbol3_5f_cpp">&amp;</text:span>maxwidth<text:span text:style-name="symbol0_5f_cpp">)</text:span><text:span text:style-name="symbol4_5f_cpp">;</text:span></text:p>
      <text:p text:style-name="P43"><text:soft-page-break/><text:tab/><text:tab/><text:span text:style-name="keyword0_5f_cpp">if</text:span> <text:span text:style-name="symbol0_5f_cpp">(</text:span>out <text:span text:style-name="symbol3_5f_cpp">!</text:span><text:span text:style-name="symbol1_5f_cpp">=</text:span> BRect<text:span text:style-name="symbol0_5f_cpp">(</text:span><text:span text:style-name="number_5f_cpp">0</text:span>,<text:span text:style-name="number_5f_cpp">0</text:span>,<text:span text:style-name="symbol2_5f_cpp">-</text:span><text:span text:style-name="number_5f_cpp">1</text:span>,<text:span text:style-name="symbol2_5f_cpp">-</text:span><text:span text:style-name="number_5f_cpp">1</text:span><text:span text:style-name="symbol0_5f_cpp">))</text:span><text:span text:style-name="symbol4_5f_cpp">;</text:span></text:p>
      <text:p text:style-name="P43"><text:tab/><text:tab/><text:span text:style-name="symbol0_5f_cpp">{</text:span></text:p>
      <text:p text:style-name="P43"><text:tab/><text:tab/><text:tab/>r <text:span text:style-name="symbol1_5f_cpp">=</text:span> out<text:span text:style-name="symbol4_5f_cpp">;</text:span></text:p>
      <text:p text:style-name="P43"><text:tab/><text:tab/><text:tab/>r.<text:span text:style-name="member0_5f_cpp">OffsetBy</text:span><text:span text:style-name="symbol0_5f_cpp">(</text:span><text:span text:style-name="number_5f_cpp">0</text:span>,<text:span text:style-name="number_5f_cpp">10</text:span><text:span text:style-name="symbol0_5f_cpp">)</text:span><text:span text:style-name="symbol4_5f_cpp">;</text:span></text:p>
      <text:p text:style-name="P43"><text:tab/><text:tab/><text:span text:style-name="symbol0_5f_cpp">}</text:span></text:p>
      <text:p text:style-name="P43"><text:tab/><text:span text:style-name="symbol0_5f_cpp">}</text:span></text:p>
      <text:p text:style-name="P43"><text:tab/></text:p>
      <text:p text:style-name="P43"><text:tab/>BView <text:span text:style-name="symbol2_5f_cpp">*</text:span>userheader <text:span text:style-name="symbol1_5f_cpp">=</text:span> win<text:span text:style-name="symbol2_5f_cpp">-</text:span><text:span text:style-name="symbol1_5f_cpp">&gt;</text:span>AddHeader<text:span text:style-name="symbol0_5f_cpp">(</text:span>r.<text:span text:style-name="member0_5f_cpp">LeftTop</text:span><text:span text:style-name="symbol0_5f_cpp">()</text:span>,<text:span text:style-name="string_5f_cpp">"User Libraries:"</text:span><text:span text:style-name="symbol0_5f_cpp">)</text:span><text:span text:style-name="symbol4_5f_cpp">;</text:span></text:p>
      <text:p text:style-name="P43"><text:tab/>win<text:span text:style-name="symbol2_5f_cpp">-</text:span><text:span text:style-name="symbol1_5f_cpp">&gt;</text:span>Lock<text:span text:style-name="symbol0_5f_cpp">()</text:span><text:span text:style-name="symbol4_5f_cpp">;</text:span></text:p>
      <text:p text:style-name="P43"><text:tab/>r <text:span text:style-name="symbol1_5f_cpp">=</text:span> userheader<text:span text:style-name="symbol2_5f_cpp">-</text:span><text:span text:style-name="symbol1_5f_cpp">&gt;</text:span>Frame<text:span text:style-name="symbol0_5f_cpp">()</text:span><text:span text:style-name="symbol4_5f_cpp">;</text:span></text:p>
      <text:p text:style-name="P43"><text:tab/>win<text:span text:style-name="symbol2_5f_cpp">-</text:span><text:span text:style-name="symbol1_5f_cpp">&gt;</text:span>Unlock<text:span text:style-name="symbol0_5f_cpp">()</text:span><text:span text:style-name="symbol4_5f_cpp">;</text:span></text:p>
      <text:p text:style-name="P43"><text:tab/>maxwidth <text:span text:style-name="symbol1_5f_cpp">=</text:span> MAX<text:span text:style-name="symbol0_5f_cpp">(</text:span>r.<text:span text:style-name="member0_5f_cpp">right</text:span>,maxwidth<text:span text:style-name="symbol0_5f_cpp">)</text:span><text:span text:style-name="symbol4_5f_cpp">;</text:span></text:p>
      <text:p text:style-name="P43"><text:tab/></text:p>
      <text:p text:style-name="P43"><text:tab/>r.<text:span text:style-name="member0_5f_cpp">OffsetBy</text:span><text:span text:style-name="symbol0_5f_cpp">(</text:span><text:span text:style-name="number_5f_cpp">0</text:span>,r.<text:span text:style-name="member0_5f_cpp">Height</text:span><text:span text:style-name="symbol0_5f_cpp">()</text:span> <text:span text:style-name="symbol2_5f_cpp">+</text:span> <text:span text:style-name="number_5f_cpp">10</text:span><text:span text:style-name="symbol0_5f_cpp">)</text:span><text:span text:style-name="symbol4_5f_cpp">;</text:span></text:p>
      <text:p text:style-name="P43"><text:tab/></text:p>
      <text:p text:style-name="P46"><text:tab/>out <text:span text:style-name="symbol1_5f_cpp">=</text:span> win<text:span text:style-name="symbol2_5f_cpp">-</text:span><text:span text:style-name="symbol1_5f_cpp">&gt;</text:span>ScanFolder<text:span text:style-name="symbol0_5f_cpp">(</text:span>r.<text:span text:style-name="member0_5f_cpp">LeftTop</text:span><text:span text:style-name="symbol0_5f_cpp">()</text:span>,</text:p>
      <text:p text:style-name="P46"><text:tab/><text:tab/><text:tab/><text:tab/>GetSystemPath<text:span text:style-name="symbol0_5f_cpp">(</text:span>B_USER_LIB_DIRECTORY<text:span text:style-name="symbol0_5f_cpp">)</text:span>.<text:span text:style-name="member0_5f_cpp">GetFullPath</text:span><text:span text:style-name="symbol0_5f_cpp">()</text:span>,</text:p>
      <text:p text:style-name="P43"><text:tab/><text:tab/><text:tab/><text:tab/><text:span text:style-name="symbol3_5f_cpp">&amp;</text:span>maxwidth<text:span text:style-name="symbol0_5f_cpp">)</text:span><text:span text:style-name="symbol4_5f_cpp">;</text:span></text:p>
      <text:p text:style-name="P43"><text:tab/><text:span text:style-name="keyword0_5f_cpp">if</text:span> <text:span text:style-name="symbol0_5f_cpp">(</text:span>out <text:span text:style-name="symbol3_5f_cpp">!</text:span><text:span text:style-name="symbol1_5f_cpp">=</text:span> BRect<text:span text:style-name="symbol0_5f_cpp">(</text:span><text:span text:style-name="number_5f_cpp">0</text:span>,<text:span text:style-name="number_5f_cpp">0</text:span>,<text:span text:style-name="symbol2_5f_cpp">-</text:span><text:span text:style-name="number_5f_cpp">1</text:span>,<text:span text:style-name="symbol2_5f_cpp">-</text:span><text:span text:style-name="number_5f_cpp">1</text:span><text:span text:style-name="symbol0_5f_cpp">))</text:span><text:span text:style-name="symbol4_5f_cpp">;</text:span></text:p>
      <text:p text:style-name="P43"><text:tab/><text:span text:style-name="symbol0_5f_cpp">{</text:span></text:p>
      <text:p text:style-name="P43"><text:tab/><text:tab/>r <text:span text:style-name="symbol1_5f_cpp">=</text:span> out<text:span text:style-name="symbol4_5f_cpp">;</text:span></text:p>
      <text:p text:style-name="P43"><text:tab/><text:tab/>r.<text:span text:style-name="member0_5f_cpp">OffsetBy</text:span><text:span text:style-name="symbol0_5f_cpp">(</text:span><text:span text:style-name="number_5f_cpp">0</text:span>,<text:span text:style-name="number_5f_cpp">10</text:span><text:span text:style-name="symbol0_5f_cpp">)</text:span><text:span text:style-name="symbol4_5f_cpp">;</text:span></text:p>
      <text:p text:style-name="P43"><text:tab/><text:span text:style-name="symbol0_5f_cpp">}</text:span></text:p>
      <text:p text:style-name="P43"><text:tab/></text:p>
      <text:p text:style-name="P43"><text:tab/>win<text:span text:style-name="symbol2_5f_cpp">-</text:span><text:span text:style-name="symbol1_5f_cpp">&gt;</text:span>Lock<text:span text:style-name="symbol0_5f_cpp">()</text:span><text:span text:style-name="symbol4_5f_cpp">;</text:span></text:p>
      <text:p text:style-name="P43"><text:tab/>BView <text:span text:style-name="symbol2_5f_cpp">*</text:span>top <text:span text:style-name="symbol1_5f_cpp">=</text:span> win<text:span text:style-name="symbol2_5f_cpp">-</text:span><text:span text:style-name="symbol1_5f_cpp">&gt;</text:span>GetBackgroundView<text:span text:style-name="symbol0_5f_cpp">()</text:span><text:span text:style-name="symbol4_5f_cpp">;</text:span></text:p>
      <text:p text:style-name="P43"><text:tab/>BScrollView <text:span text:style-name="symbol2_5f_cpp">*</text:span>scrollView <text:span text:style-name="symbol1_5f_cpp">=</text:span> <text:span text:style-name="symbol0_5f_cpp">(</text:span>BScrollView<text:span text:style-name="symbol2_5f_cpp">*</text:span><text:span text:style-name="symbol0_5f_cpp">)</text:span>top<text:span text:style-name="symbol2_5f_cpp">-</text:span><text:span text:style-name="symbol1_5f_cpp">&gt;</text:span>FindView<text:span text:style-name="symbol0_5f_cpp">(</text:span><text:span text:style-name="string_5f_cpp">"scrollView"</text:span><text:span text:style-name="symbol0_5f_cpp">)</text:span><text:span text:style-name="symbol4_5f_cpp">;</text:span></text:p>
      <text:p text:style-name="P43"><text:tab/></text:p>
      <text:p text:style-name="P43"><text:tab/>BScrollBar <text:span text:style-name="symbol2_5f_cpp">*</text:span>vbar <text:span text:style-name="symbol1_5f_cpp">=</text:span> scrollView<text:span text:style-name="symbol2_5f_cpp">-</text:span><text:span text:style-name="symbol1_5f_cpp">&gt;</text:span>ScrollBar<text:span text:style-name="symbol0_5f_cpp">(</text:span>B_VERTICAL<text:span text:style-name="symbol0_5f_cpp">)</text:span><text:span text:style-name="symbol4_5f_cpp">;</text:span></text:p>
      <text:p text:style-name="P43"><text:tab/>vbar<text:span text:style-name="symbol2_5f_cpp">-</text:span><text:span text:style-name="symbol1_5f_cpp">&gt;</text:span>SetRange<text:span text:style-name="symbol0_5f_cpp">(</text:span><text:span text:style-name="number_5f_cpp">0</text:span>,r.<text:span text:style-name="member0_5f_cpp">top</text:span> <text:span text:style-name="symbol2_5f_cpp">-</text:span> scrollView<text:span text:style-name="symbol2_5f_cpp">-</text:span><text:span text:style-name="symbol1_5f_cpp">&gt;</text:span>Bounds<text:span text:style-name="symbol0_5f_cpp">()</text:span>.<text:span text:style-name="member0_5f_cpp">Height</text:span><text:span text:style-name="symbol0_5f_cpp">())</text:span><text:span text:style-name="symbol4_5f_cpp">;</text:span></text:p>
      <text:p text:style-name="P43"><text:tab/>vbar<text:span text:style-name="symbol2_5f_cpp">-</text:span><text:span text:style-name="symbol1_5f_cpp">&gt;</text:span>SetSteps<text:span text:style-name="symbol0_5f_cpp">(</text:span>r.<text:span text:style-name="member0_5f_cpp">Height</text:span><text:span text:style-name="symbol0_5f_cpp">()</text:span> <text:span text:style-name="symbol2_5f_cpp">*</text:span> <text:span text:style-name="number_5f_cpp">2.0</text:span>,r.<text:span text:style-name="member0_5f_cpp">Height</text:span><text:span text:style-name="symbol0_5f_cpp">()</text:span> <text:span text:style-name="symbol2_5f_cpp">*</text:span> <text:span text:style-name="number_5f_cpp">8.0</text:span><text:span text:style-name="symbol0_5f_cpp">)</text:span><text:span text:style-name="symbol4_5f_cpp">;</text:span></text:p>
      <text:p text:style-name="P43"><text:span text:style-name="symbol4_5f_cpp"><text:tab/></text:span></text:p>
      <text:p text:style-name="P43"><text:tab/>gSettings.<text:span text:style-name="member0_5f_cpp">Lock</text:span><text:span text:style-name="symbol0_5f_cpp">()</text:span><text:span text:style-name="symbol4_5f_cpp">;</text:span></text:p>
      <text:p text:style-name="P43"><text:tab/>BRect savedframe<text:span text:style-name="symbol4_5f_cpp">;</text:span></text:p>
      <text:p text:style-name="P43"><text:tab/><text:span text:style-name="keyword0_5f_cpp">if</text:span> <text:span text:style-name="symbol0_5f_cpp">(</text:span>gSettings.<text:span text:style-name="member0_5f_cpp">FindRect</text:span><text:span text:style-name="symbol0_5f_cpp">(</text:span><text:span text:style-name="string_5f_cpp">"libwin_frame"</text:span>,<text:span text:style-name="symbol3_5f_cpp">&amp;</text:span>savedframe<text:span text:style-name="symbol0_5f_cpp">)</text:span> <text:span text:style-name="symbol1_5f_cpp">==</text:span> B_OK<text:span text:style-name="symbol0_5f_cpp">)</text:span></text:p>
      <text:p text:style-name="P43"><text:tab/><text:tab/>win<text:span text:style-name="symbol2_5f_cpp">-</text:span><text:span text:style-name="symbol1_5f_cpp">&gt;</text:span>ResizeTo<text:span text:style-name="symbol0_5f_cpp">(</text:span>savedframe.<text:span text:style-name="member0_5f_cpp">Width</text:span><text:span text:style-name="symbol0_5f_cpp">()</text:span>,savedframe.<text:span text:style-name="member0_5f_cpp">Height</text:span><text:span text:style-name="symbol0_5f_cpp">())</text:span><text:span text:style-name="symbol4_5f_cpp">;</text:span></text:p>
      <text:p text:style-name="P43"><text:tab/>gSettings.<text:span text:style-name="member0_5f_cpp">Unlock</text:span><text:span text:style-name="symbol0_5f_cpp">()</text:span><text:span text:style-name="symbol4_5f_cpp">;</text:span></text:p>
      <text:p text:style-name="P43"><text:tab/></text:p>
      <text:p text:style-name="P43"><text:tab/>BStringView <text:span text:style-name="symbol2_5f_cpp">*</text:span>label <text:span text:style-name="symbol1_5f_cpp">=</text:span> <text:span text:style-name="symbol0_5f_cpp">(</text:span>BStringView<text:span text:style-name="symbol2_5f_cpp">*</text:span><text:span text:style-name="symbol0_5f_cpp">)</text:span>top<text:span text:style-name="symbol2_5f_cpp">-</text:span><text:span text:style-name="symbol1_5f_cpp">&gt;</text:span>FindView<text:span text:style-name="symbol0_5f_cpp">(</text:span><text:span text:style-name="string_5f_cpp">"label"</text:span><text:span text:style-name="symbol0_5f_cpp">)</text:span><text:span text:style-name="symbol4_5f_cpp">;</text:span></text:p>
      <text:p text:style-name="P43"><text:tab/>label<text:span text:style-name="symbol2_5f_cpp">-</text:span><text:span text:style-name="symbol1_5f_cpp">&gt;</text:span>SetText<text:span text:style-name="symbol0_5f_cpp">(</text:span><text:span text:style-name="string_5f_cpp">"Choose the system libraries for your project."</text:span><text:span text:style-name="symbol0_5f_cpp">)</text:span><text:span text:style-name="symbol4_5f_cpp">;</text:span></text:p>
      <text:p text:style-name="P43"><text:tab/><text:span text:style-name="keyword3_5f_cpp">float</text:span> minw <text:span text:style-name="symbol1_5f_cpp">=</text:span> label<text:span text:style-name="symbol2_5f_cpp">-</text:span><text:span text:style-name="symbol1_5f_cpp">&gt;</text:span>Frame<text:span text:style-name="symbol0_5f_cpp">()</text:span>.<text:span text:style-name="member0_5f_cpp">right</text:span> <text:span text:style-name="symbol2_5f_cpp">+</text:span> <text:span text:style-name="number_5f_cpp">10</text:span><text:span text:style-name="symbol4_5f_cpp">;</text:span></text:p>
      <text:p text:style-name="P43"><text:tab/>win<text:span text:style-name="symbol2_5f_cpp">-</text:span><text:span text:style-name="symbol1_5f_cpp">&gt;</text:span>SetSizeLimits<text:span text:style-name="symbol0_5f_cpp">(</text:span>minw,<text:span text:style-name="number_5f_cpp">30000</text:span>,<text:span text:style-name="number_5f_cpp">200</text:span>,<text:span text:style-name="number_5f_cpp">30000</text:span><text:span text:style-name="symbol0_5f_cpp">)</text:span><text:span text:style-name="symbol4_5f_cpp">;</text:span></text:p>
      <text:p text:style-name="P43"><text:tab/><text:span text:style-name="keyword0_5f_cpp">if</text:span> <text:span text:style-name="symbol0_5f_cpp">(</text:span>win<text:span text:style-name="symbol2_5f_cpp">-</text:span><text:span text:style-name="symbol1_5f_cpp">&gt;</text:span>Bounds<text:span text:style-name="symbol0_5f_cpp">()</text:span>.<text:span text:style-name="member0_5f_cpp">Width</text:span><text:span text:style-name="symbol0_5f_cpp">()</text:span> <text:span text:style-name="symbol1_5f_cpp">&lt;</text:span> minw<text:span text:style-name="symbol0_5f_cpp">)</text:span></text:p>
      <text:p text:style-name="P43"><text:tab/><text:tab/>win<text:span text:style-name="symbol2_5f_cpp">-</text:span><text:span text:style-name="symbol1_5f_cpp">&gt;</text:span>ResizeTo<text:span text:style-name="symbol0_5f_cpp">(</text:span>minw,win<text:span text:style-name="symbol2_5f_cpp">-</text:span><text:span text:style-name="symbol1_5f_cpp">&gt;</text:span>Bounds<text:span text:style-name="symbol0_5f_cpp">()</text:span>.<text:span text:style-name="member0_5f_cpp">Height</text:span><text:span text:style-name="symbol0_5f_cpp">())</text:span><text:span text:style-name="symbol4_5f_cpp">;</text:span></text:p>
      <text:p text:style-name="P43"><text:tab/>win<text:span text:style-name="symbol2_5f_cpp">-</text:span><text:span text:style-name="symbol1_5f_cpp">&gt;</text:span>fScanThread <text:span text:style-name="symbol1_5f_cpp">=</text:span> <text:span text:style-name="symbol2_5f_cpp">-</text:span><text:span text:style-name="number_5f_cpp">1</text:span><text:span text:style-name="symbol4_5f_cpp">;</text:span></text:p>
      <text:p text:style-name="P43"><text:tab/>win<text:span text:style-name="symbol2_5f_cpp">-</text:span><text:span text:style-name="symbol1_5f_cpp">&gt;</text:span>Unlock<text:span text:style-name="symbol0_5f_cpp">()</text:span><text:span text:style-name="symbol4_5f_cpp">;</text:span></text:p>
      <text:p text:style-name="P43"><text:tab/></text:p>
      <text:p text:style-name="P43"><text:tab/><text:span text:style-name="keyword0_5f_cpp">return</text:span> <text:span text:style-name="number_5f_cpp">0</text:span><text:span text:style-name="symbol4_5f_cpp">;</text:span></text:p>
      <text:p text:style-name="P43"><text:span text:style-name="symbol0_5f_cpp">}</text:span></text:p>
      <text:p text:style-name="P34"/>
      <text:p text:style-name="P36"><text:span text:style-name="T42">Aside from a few locking-related calls, there aren't any hard concepts to be found here. Sometimes multithreaded code can be a little tricky, such as handling the graceful destruction of child threads. In the code above, the LibraryWindow destructor kills any running child threads. As mentioned in the description for </text:span><text:span text:style-name="Code"><text:span text:style-name="T42">kill_thread()</text:span></text:span><text:span text:style-name="T42">, this is not the proper way to handle things.</text:span></text:p>
      <text:p text:style-name="P36"><text:span text:style-name="T42">Instead of calling </text:span><text:span text:style-name="Code"><text:span text:style-name="T42">kill_thread()</text:span></text:span><text:span text:style-name="T42">, some sort of exit signalling device should be used. A semaphore could be used in combination with </text:span><text:span text:style-name="Code"><text:span text:style-name="T42">get_sem_info()</text:span></text:span><text:span text:style-name="T42">. How? The scanner thread </text:span><text:soft-page-break/><text:span text:style-name="T42">could use </text:span><text:span text:style-name="Code"><text:span text:style-name="T42">get_sem_info()</text:span></text:span><text:span text:style-name="T42"> to find out how many threads are asking for access to the semaphore. If the count is greater than one, it can exit gracefully. The LibraryWindow destructor could then call </text:span><text:span text:style-name="Code"><text:span text:style-name="T42">wait_for_thread()</text:span></text:span><text:span text:style-name="T42"> to await the thread's exit. This works, but there is a more elegant solution.</text:span></text:p>
      <text:p text:style-name="P38">The Support Kit provides three functions which are guaranteed to be atomic, the importance of which will be clear momentarily. These three functions are the following:</text:p>
      <text:p text:style-name="CodeBlock"><text:span text:style-name="T43">int32 atomic_add</text:span><text:span text:style-name="symbol0_5f_cpp"><text:span text:style-name="T43">(</text:span></text:span><text:span text:style-name="T43">vint32 </text:span><text:span text:style-name="symbol2_5f_cpp"><text:span text:style-name="T43">*</text:span></text:span><text:span text:style-name="T43">atomicVar, int32 value</text:span><text:span text:style-name="symbol0_5f_cpp"><text:span text:style-name="T43">)</text:span></text:span><text:span text:style-name="symbol4_5f_cpp"><text:span text:style-name="T43">;</text:span></text:span></text:p>
      <text:p text:style-name="CodeBlock"><text:span text:style-name="T43">int32 atomic_and</text:span><text:span text:style-name="symbol0_5f_cpp"><text:span text:style-name="T43">(</text:span></text:span><text:span text:style-name="T43">vint32 </text:span><text:span text:style-name="symbol2_5f_cpp"><text:span text:style-name="T43">*</text:span></text:span><text:span text:style-name="T43">atomicVar, int32 value</text:span><text:span text:style-name="symbol0_5f_cpp"><text:span text:style-name="T43">)</text:span></text:span><text:span text:style-name="symbol4_5f_cpp"><text:span text:style-name="T43">;</text:span></text:span></text:p>
      <text:p text:style-name="CodeBlock"><text:span text:style-name="T43">int32 atomic_or</text:span><text:span text:style-name="symbol0_5f_cpp"><text:span text:style-name="T43">(</text:span></text:span><text:span text:style-name="T43">vint32 </text:span><text:span text:style-name="symbol2_5f_cpp"><text:span text:style-name="T43">*</text:span></text:span><text:span text:style-name="T43">atomicVar, int32 value</text:span><text:span text:style-name="symbol0_5f_cpp"><text:span text:style-name="T43">)</text:span></text:span><text:span text:style-name="symbol4_5f_cpp"><text:span text:style-name="T43">;</text:span></text:span></text:p>
      <text:p text:style-name="P16"/>
      <text:p text:style-name="P37"><text:span text:style-name="T43">Each of these functions takes a variable which is declared </text:span><text:span text:style-name="Code"><text:span text:style-name="T43">volatile</text:span></text:span><text:span text:style-name="T43">, which tells the compiler that the variable could change at any moment and not to perform any optimizations which assume its value stays the same on its own. Each of these functions performs the appropriate operation on the </text:span><text:span text:style-name="Code"><text:span text:style-name="T43">atomicVar</text:span></text:span><text:span text:style-name="T43"> in the space of one instruction execution. If a second thread attempts to access the variable passed as </text:span><text:span text:style-name="Code"><text:span text:style-name="T43">atomicVar</text:span></text:span><text:span text:style-name="T43"> it will be guaranteed to get the value before or after </text:span><text:span text:style-name="Code"><text:span text:style-name="T43">atomicVar</text:span></text:span><text:span text:style-name="T43"> has been modified instead of some nebulous in-between state. If we create a </text:span><text:span text:style-name="Code"><text:span text:style-name="T43">volatile int32</text:span></text:span><text:span text:style-name="T43"> member flag, we could just have the scanner thread exit if the value of the flag is nonzero, call </text:span><text:span text:style-name="Code"><text:span text:style-name="T43">atomic_add()</text:span></text:span><text:span text:style-name="T43"> on this flag in the LibraryWindow destructor, and wait for the scanner thread to exit. This is a lightweight solution as compared to a semaphore.</text:span></text:p>
      <text:h text:style-name="P83" text:outline-level="2">Concluding Thoughts</text:h>
      <text:p text:style-name="P39">Whew! This lesson was chock full of useful information even though multithreaded development in Haiku is pretty simple overall. Here is a short list of the most important stuff to remember:</text:p>
      <text:list xml:id="list1149999407" text:style-name="L2">
        <text:list-item>
          <text:p text:style-name="P76"><text:span text:style-name="T44">BLocker's </text:span><text:span text:style-name="Code"><text:span text:style-name="T44">Lock()</text:span></text:span><text:span text:style-name="T44"> and </text:span><text:span text:style-name="Code"><text:span text:style-name="T44">Unlock()</text:span></text:span><text:span text:style-name="T44"> methods</text:span></text:p>
        </text:list-item>
        <text:list-item>
          <text:p text:style-name="P76"><text:span text:style-name="Code"><text:span text:style-name="T44">create_sem()</text:span></text:span><text:span text:style-name="T44">, </text:span><text:span text:style-name="Code"><text:span text:style-name="T44">delete_sem()</text:span></text:span><text:span text:style-name="T44">, </text:span><text:span text:style-name="Code"><text:span text:style-name="T44">acquire_sem()</text:span></text:span><text:span text:style-name="T44">, and </text:span><text:span text:style-name="Code"><text:span text:style-name="T44">release_sem()</text:span></text:span></text:p>
        </text:list-item>
        <text:list-item>
          <text:p text:style-name="P76"><text:span text:style-name="Code"><text:span text:style-name="T44">spawn_thread()</text:span></text:span><text:span text:style-name="T44">, </text:span><text:span text:style-name="Code"><text:span text:style-name="T44">resume_thread()</text:span></text:span><text:span text:style-name="T44">, and </text:span><text:span text:style-name="Code"><text:span text:style-name="T44">wait_for_thread()</text:span></text:span></text:p>
        </text:list-item>
        <text:list-item>
          <text:p text:style-name="P76"><text:span text:style-name="Code"><text:span text:style-name="T44">atomic_add()</text:span></text:span></text:p>
        </text:list-item>
      </text:list>
      <text:p text:style-name="P39">That's the Cliff's Notes version, which is much less likely to inspire headaches. If you're still not entirely sure of the concepts presented in this lesson, take some time to go back and review it carefully. Getting a good feel for this is critical to effective C++ development in Haiku.</text:p>
      <text:h text:style-name="P83" text:outline-level="2">Going Further</text:h>
      <text:list xml:id="list152258404" text:style-name="L3">
        <text:list-item>
          <text:p text:style-name="P77">Try writing a quick app which displays the contents of a directory in a window similar to the way that Tracker does.</text:p>
        </text:list-item>
        <text:list-item>
          <text:p text:style-name="P77">Look at some slow or heavyweight applications – possibly on other platforms – and ask yourself how multithreaded programming could yield performance boosts.</text:p>
        </text:list-item>
      </text:list>
      <text:h text:style-name="P84" text:outline-level="2"><text:soft-page-break/>Unit 3 Review Answers</text:h>
      <text:h text:style-name="P53" text:outline-level="3">Lesson 16</text:h>
      <text:list xml:id="list117888855" text:style-name="L4">
        <text:list-item>
          <text:p text:style-name="P57">Haiku uses the FreeType font engine.</text:p>
        </text:list-item>
        <text:list-item>
          <text:p text:style-name="P57">Related fonts are grouped together into font families.</text:p>
        </text:list-item>
        <text:list-item>
          <text:p text:style-name="P58">Individual fonts in a family are called font styles.</text:p>
        </text:list-item>
        <text:list-item>
          <text:p text:style-name="P58">A font's weight is a description of its heaviness, such as bold, book, or light.</text:p>
        </text:list-item>
        <text:list-item>
          <text:p text:style-name="P58">Leading is the amount of spacing placed between lines of text and is measured in points.</text:p>
        </text:list-item>
        <text:list-item>
          <text:p text:style-name="P58">A glyph is an individual character in a font.</text:p>
        </text:list-item>
        <text:list-item>
          <text:p text:style-name="P58">Kerning is the horizontal space between glyphs to ensure that the text is neither crammed together nor too widely spaced.</text:p>
        </text:list-item>
        <text:list-item>
          <text:p text:style-name="P55"><text:span text:style-name="T45">The three global font objects are </text:span><text:span text:style-name="Code"><text:span text:style-name="T45">be_plain_font</text:span></text:span><text:span text:style-name="T45">, </text:span><text:span text:style-name="Code"><text:span text:style-name="T45">be_bold_font</text:span></text:span><text:span text:style-name="T45">, and </text:span><text:span text:style-name="Code"><text:span text:style-name="T45">be_fixed_font</text:span></text:span><text:span text:style-name="T45">.</text:span></text:p>
        </text:list-item>
      </text:list>
      <text:h text:style-name="P54" text:outline-level="3">Lesson 17</text:h>
      <text:list xml:id="list1946962271" text:style-name="L5">
        <text:list-item>
          <text:p text:style-name="P59">The four steps taken when a BView draws itself are invalidation, drawing, child drawing, and post-child drawing.</text:p>
        </text:list-item>
        <text:list-item>
          <text:p text:style-name="P60"><text:span text:style-name="T46">Some of the conventions established by other controls are concepts such as using lightweight items if there can be a large number of them, using BControl as a parent class when appropriate, mixing in the BInvoker class when appropriate, declaring functions which return data as </text:span><text:span text:style-name="Code"><text:span text:style-name="T46">const</text:span></text:span><text:span text:style-name="T46">, and making a new control only if the existing ones – possibly more than one working together – do not serve the purpose well.</text:span></text:p>
        </text:list-item>
      </text:list>
      <text:h text:style-name="Heading_20_3" text:outline-level="3"><text:span text:style-name="T47">Lesson 18</text:span></text:h>
      <text:list xml:id="list1284991671" text:style-name="L6">
        <text:list-item>
          <text:p text:style-name="P61"><text:span text:style-name="T47">The BHandler class provides all of the facilities for application scripting support.</text:span></text:p>
        </text:list-item>
        <text:list-item>
          <text:p text:style-name="P61"><text:span text:style-name="T47">A scripting suite is a collection of properties made available by an object.</text:span></text:p>
        </text:list-item>
        <text:list-item>
          <text:p text:style-name="P61"><text:span text:style-name="T47">The Suites property is a critical component of the application scripting API because it is the means to obtain an object's available properties.</text:span></text:p>
        </text:list-item>
        <text:list-item>
          <text:p text:style-name="P61"><text:span text:style-name="T47">Specifiers are ways of referring to a property. For example, some properties can be referred to by index or by name, such as an application's Window property.</text:span></text:p>
        </text:list-item>
        <text:list-item>
          <text:p text:style-name="P61"><text:span text:style-name="Code"><text:span text:style-name="T47">B_DIRECT_SPECIFIER</text:span></text:span><text:span text:style-name="T47"> is different from other specifiers in that it does not require any additional information.</text:span></text:p>
        </text:list-item>
      </text:list>
      <text:h text:style-name="Heading_20_3" text:outline-level="3"><text:span text:style-name="T48">Lesson 19</text:span></text:h>
      <text:list xml:id="list831736064" text:style-name="L7">
        <text:list-item>
          <text:p text:style-name="P62"><text:span text:style-name="T49">The </text:span><text:span text:style-name="Code"><text:span text:style-name="T49">hey</text:span></text:span><text:span text:style-name="T49"> command's two main limitations are its inability to use the Execute property and the need to escape commands in the </text:span><text:span text:style-name="Code"><text:span text:style-name="T49">bash</text:span></text:span><text:span text:style-name="T49"> shell. These limits are not present in the C++ scripting API.</text:span></text:p>
        </text:list-item>
        <text:list-item>
          <text:p text:style-name="P62"><text:span text:style-name="T49">The three hook functions which must be implemented for application scripting are </text:span><text:span text:style-name="Code"><text:span text:style-name="T49">ResolveSpecifier()</text:span></text:span><text:span text:style-name="T49">, </text:span><text:span text:style-name="Code"><text:span text:style-name="T49">GetSupportedSuites()</text:span></text:span><text:span text:style-name="T49">, and the scripting-related part of </text:span><text:span text:style-name="Code"><text:span text:style-name="T49">MessageReceived()</text:span></text:span><text:span text:style-name="T49">.</text:span></text:p>
        </text:list-item>
        <text:list-item>
          <text:p text:style-name="P63"><text:span text:style-name="T50">In addition to implementing the three scripting-related hook functions, it is also necessary to create and populate a </text:span><text:span text:style-name="Code"><text:span text:style-name="T50">property_info</text:span></text:span><text:span text:style-name="T50"> structure with entries which describe what properties are available.</text:span></text:p>
        </text:list-item>
        <text:list-item>
          <text:p text:style-name="P64"><text:span text:style-name="T51">There are three possible property resolution scenarios for scripting messages. The first is to pass the message to another looper. The second is to pass the message to another handler belonging to the same looper as the current one, such as from a parent BView to one of its children. The last scenario is resolution by the current handler.</text:span></text:p>
        </text:list-item>
      </text:list>
      <text:h text:style-name="Heading_20_3" text:outline-level="3"><text:soft-page-break/><text:span text:style-name="T52">Lesson 20</text:span></text:h>
      <text:list xml:id="list1705090929" text:style-name="L8">
        <text:list-item>
          <text:p text:style-name="P65"><text:span text:style-name="T53">The two drag-and-drop modes are simple and negotiated.</text:span></text:p>
        </text:list-item>
        <text:list-item>
          <text:p text:style-name="P66"><text:span text:style-name="T54">The </text:span><text:span text:style-name="Code"><text:span text:style-name="T54">DragMessage()</text:span></text:span><text:span text:style-name="T54"> function starts a drag session.</text:span></text:p>
        </text:list-item>
        <text:list-item>
          <text:p text:style-name="P67"><text:span text:style-name="T55">There are three steps to negotiated drag and drop: initiation, negotiation, and data transfer.</text:span></text:p>
        </text:list-item>
        <text:list-item>
          <text:p text:style-name="P68"><text:span text:style-name="T56">The advantage of using negotiated drag and drop instead of the simple version is that the two applications involved in the operation don't need to know anything about each other.</text:span></text:p>
        </text:list-item>
        <text:list-item>
          <text:p text:style-name="P68"><text:span text:style-name="T56">Simple drag and drop is normally the mode implemented because it requires much less work and usually provides a "good enough" solution when implemented properly.</text:span></text:p>
        </text:list-item>
        <text:list-item>
          <text:p text:style-name="P68"><text:span text:style-name="T56">The </text:span><text:span text:style-name="Code"><text:span text:style-name="T56">be:actions</text:span></text:span><text:span text:style-name="T56"> field primarily uses four constants: </text:span><text:span text:style-name="Code"><text:span text:style-name="T56">B_MOVE_TARGET</text:span></text:span><text:span text:style-name="T56">, </text:span><text:span text:style-name="Code"><text:span text:style-name="T56">B_COPY_TARGET</text:span></text:span><text:span text:style-name="T56">, </text:span><text:span text:style-name="Code"><text:span text:style-name="T56">B_LINK_TARGET</text:span></text:span><text:span text:style-name="T56">, and </text:span><text:span text:style-name="Code"><text:span text:style-name="T56">B_TRASH_TARGET</text:span></text:span><text:span text:style-name="T56">.</text:span></text:p>
        </text:list-item>
      </text:list>
      <text:h text:style-name="Heading_20_3" text:outline-level="3"><text:span text:style-name="T57">Lesson 21</text:span></text:h>
      <text:list xml:id="list139889714" text:style-name="L9">
        <text:list-item>
          <text:p text:style-name="P69"><text:span text:style-name="T58">Archiving support is implemented through a constructor which takes a BMessage and through the functions </text:span><text:span text:style-name="Code"><text:span text:style-name="T58">Instantiate()</text:span></text:span><text:span text:style-name="T58"> and </text:span><text:span text:style-name="Code"><text:span text:style-name="T58">Archive()</text:span></text:span><text:span text:style-name="T58">.</text:span></text:p>
        </text:list-item>
        <text:list-item>
          <text:p text:style-name="P70"><text:span text:style-name="T59">The main way to avoid name collisions in an archive message is to prepend the name of the class to the field name, such as </text:span><text:span text:style-name="Code"><text:span text:style-name="T59">"MyClass:MyField"</text:span></text:span><text:span text:style-name="T59">.</text:span></text:p>
        </text:list-item>
        <text:list-item>
          <text:p text:style-name="P70"><text:span text:style-name="T59">The BDragger class provides the handle used to manipulate replicants.</text:span></text:p>
        </text:list-item>
        <text:list-item>
          <text:p text:style-name="P71"><text:span text:style-name="T60">A BView may have a parent, sibling, or child relationship to its BDragger instance.</text:span></text:p>
        </text:list-item>
        <text:list-item>
          <text:p text:style-name="P71"><text:span text:style-name="T60">A BDragger, if it is the child of its replicant view, may be its only child.</text:span></text:p>
        </text:list-item>
        <text:list-item>
          <text:p text:style-name="P71"><text:span text:style-name="T60">If a BDragger is the parent of its replicant view, its frame must be at least as big as that of its child.</text:span></text:p>
        </text:list-item>
        <text:list-item>
          <text:p text:style-name="P71"><text:span text:style-name="T60">The BShelf class provides a container for replicants.</text:span></text:p>
        </text:list-item>
      </text:list>
      <text:h text:style-name="Heading_20_3" text:outline-level="3"><text:span text:style-name="T60">Lesson 22</text:span></text:h>
      <text:list xml:id="list1588454322" text:style-name="L10">
        <text:list-item>
          <text:p text:style-name="P72"><text:span text:style-name="T61">The BFilePanel class provides facilities to get the name and location for a program to open and save files.</text:span></text:p>
        </text:list-item>
      </text:list>
      <text:h text:style-name="Heading_20_3" text:outline-level="3"><text:span text:style-name="T62">Lesson 23</text:span></text:h>
      <text:list xml:id="list620826051" text:style-name="L11">
        <text:list-item>
          <text:p text:style-name="P74"><text:span text:style-name="T62">The BPrintJob class provides printing and page setup capabilities to a program.</text:span></text:p>
        </text:list-item>
      </text:list>
      <text:p text:style-name="P73"><text:span text:style-name="T62"/></text:p>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6-06T17:13:48</dc:date>
    <meta:editing-duration>PT142H32M23S</meta:editing-duration>
    <meta:editing-cycles>2185</meta:editing-cycles>
    <meta:generator>OpenOffice.org/3.2$Linux OpenOffice.org_project/320m19$Build-9505</meta:generator>
    <dc:creator>DarkWyrm </dc:creator>
    <meta:document-statistic meta:table-count="0" meta:image-count="1" meta:object-count="0" meta:page-count="15" meta:paragraph-count="462" meta:word-count="4466" meta:character-count="29874"/>
    <meta:user-defined meta:name="Info 1"/>
    <meta:user-defined meta:name="Info 2"/>
    <meta:user-defined meta:name="Info 3"/>
    <meta:user-defined meta:name="Info 4"/>
  </office:meta>
</office:document-meta>
</file>